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TablePreview2.svm" manifest:media-type=""/>
  <manifest:file-entry manifest:full-path="Pictures/100000010000057C0000057CC3B0F40FB04D236A.png" manifest:media-type="image/png"/>
  <manifest:file-entry manifest:full-path="Pictures/TablePreview3.svm" manifest:media-type=""/>
  <manifest:file-entry manifest:full-path="Pictures/100000010000057C0000057CC893B3162114377F.png" manifest:media-type="image/png"/>
  <manifest:file-entry manifest:full-path="Pictures/TablePreview4.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100000010000079F000006342B13B17381649F80.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214cm" style:use-optimal-column-width="false"/>
    </style:style>
    <style:style style:name="co2" style:family="table-column">
      <style:table-column-properties style:column-width="5.175cm" style:use-optimal-column-width="false"/>
    </style:style>
    <style:style style:name="co3" style:family="table-column">
      <style:table-column-properties style:column-width="5.255cm" style:use-optimal-column-width="false"/>
    </style:style>
    <style:style style:name="co4" style:family="table-column">
      <style:table-column-properties style:column-width="5.212cm" style:use-optimal-column-width="false"/>
    </style:style>
    <style:style style:name="co5" style:family="table-column">
      <style:table-column-properties style:column-width="6.25cm" style:use-optimal-column-width="false"/>
    </style:style>
    <style:style style:name="co6" style:family="table-column">
      <style:table-column-properties style:column-width="7.133cm" style:use-optimal-column-width="false"/>
    </style:style>
    <style:style style:name="co7" style:family="table-column">
      <style:table-column-properties style:column-width="1.404cm" style:use-optimal-column-width="false"/>
    </style:style>
    <style:style style:name="co8" style:family="table-column">
      <style:table-column-properties style:column-width="3.767cm" style:use-optimal-column-width="false"/>
    </style:style>
    <style:style style:name="co9" style:family="table-column">
      <style:table-column-properties style:column-width="1.94cm" style:use-optimal-column-width="false"/>
    </style:style>
    <style:style style:name="co10" style:family="table-column">
      <style:table-column-properties style:column-width="1.965cm" style:use-optimal-column-width="false"/>
    </style:style>
    <style:style style:name="co11" style:family="table-column">
      <style:table-column-properties style:column-width="5.408cm" style:use-optimal-column-width="false"/>
    </style:style>
    <style:style style:name="co12" style:family="table-column">
      <style:table-column-properties style:column-width="7.113cm" style:use-optimal-column-width="false"/>
    </style:style>
    <style:style style:name="co13" style:family="table-column">
      <style:table-column-properties style:column-width="13.422cm" style:use-optimal-column-width="false"/>
    </style:style>
    <style:style style:name="co14" style:family="table-column">
      <style:table-column-properties style:column-width="7.112cm" style:use-optimal-column-width="false"/>
    </style:style>
    <style:style style:name="co15" style:family="table-column">
      <style:table-column-properties style:column-width="6.943cm" style:use-optimal-column-width="false"/>
    </style:style>
    <style:style style:name="co16" style:family="table-column">
      <style:table-column-properties style:column-width="6.891cm" style:use-optimal-column-width="false"/>
    </style:style>
    <style:style style:name="co17" style:family="table-column">
      <style:table-column-properties style:column-width="7.016cm" style:use-optimal-column-width="false"/>
    </style:style>
    <style:style style:name="ro1" style:family="table-row">
      <style:table-row-properties style:row-height="0.644cm" style:use-optimal-row-height="false"/>
    </style:style>
    <style:style style:name="ro2" style:family="table-row">
      <style:table-row-properties style:row-height="6.347cm" style:use-optimal-row-height="false"/>
    </style:style>
    <style:style style:name="ro3" style:family="table-row">
      <style:table-row-properties style:row-height="0.603cm" style:use-optimal-row-height="false"/>
    </style:style>
    <style:style style:name="ro4" style:family="table-row">
      <style:table-row-properties style:row-height="2.419cm" style:use-optimal-row-height="false"/>
    </style:style>
    <style:style style:name="ro5" style:family="table-row">
      <style:table-row-properties style:row-height="1.096cm" style:use-optimal-row-height="false"/>
    </style:style>
    <style:style style:name="ro6" style:family="table-row">
      <style:table-row-properties style:row-height="0.821cm" style:use-optimal-row-height="false"/>
    </style:style>
    <style:style style:name="ro7" style:family="table-row">
      <style:table-row-properties style:row-height="1.484cm" style:use-optimal-row-height="false"/>
    </style:style>
    <style:style style:name="ro8" style:family="table-row">
      <style:table-row-properties style:row-height="1.93cm" style:use-optimal-row-height="false"/>
    </style:style>
    <style:style style:name="ro9" style:family="table-row">
      <style:table-row-properties style:row-height="1.863cm" style:use-optimal-row-height="false"/>
    </style:style>
    <style:style style:name="ro10" style:family="table-row">
      <style:table-row-properties style:row-height="1.34cm" style:use-optimal-row-height="false"/>
    </style:style>
    <style:style style:name="ro11" style:family="table-row">
      <style:table-row-properties style:row-height="1.685cm" style:use-optimal-row-height="false"/>
    </style:style>
    <style:style style:name="ro12" style:family="table-row">
      <style:table-row-properties style:row-height="2.074cm" style:use-optimal-row-height="false"/>
    </style:style>
    <style:style style:name="ro13" style:family="table-row">
      <style:table-row-properties style:row-height="1.293cm" style:use-optimal-row-height="false"/>
    </style:style>
    <style:style style:name="ro14" style:family="table-row">
      <style:table-row-properties style:row-height="0.6cm" style:use-optimal-row-height="false"/>
    </style:style>
    <style:style style:name="ro15" style:family="table-row">
      <style:table-row-properties style:row-height="0.947cm" style:use-optimal-row-height="false"/>
    </style:style>
    <style:style style:name="ro16" style:family="table-row">
      <style:table-row-properties style:row-height="0.747cm" style:use-optimal-row-height="false"/>
    </style:style>
    <style:style style:name="ro17" style:family="table-row">
      <style:table-row-properties style:row-height="0.944cm" style:use-optimal-row-height="false"/>
    </style:style>
    <style:style style:name="ro18" style:family="table-row">
      <style:table-row-properties style:row-height="0.891cm" style:use-optimal-row-height="false"/>
    </style:style>
    <style:style style:name="ro19" style:family="table-row">
      <style:table-row-properties style:row-height="0.796cm" style:use-optimal-row-height="false"/>
    </style:style>
    <style:style style:name="ro20" style:family="table-row">
      <style:table-row-properties style:row-height="0.8cm" style:use-optimal-row-height="false"/>
    </style:style>
    <style:style style:name="ro21" style:family="table-row">
      <style:table-row-properties style:row-height="0.613cm" style:use-optimal-row-height="false"/>
    </style:style>
    <style:style style:name="ro22" style:family="table-row">
      <style:table-row-properties style:row-height="1.225cm" style:use-optimal-row-height="false"/>
    </style:style>
    <style:style style:name="ro23" style:family="table-row">
      <style:table-row-properties style:row-height="0.62cm" style:use-optimal-row-height="false"/>
    </style:style>
    <style:style style:name="ro24" style:family="table-row">
      <style:table-row-properties style:row-height="2.253cm" style:use-optimal-row-height="false"/>
    </style:style>
    <style:style style:name="ro25" style:family="table-row">
      <style:table-row-properties style:row-height="0.763cm" style:use-optimal-row-height="false"/>
    </style:style>
    <style:style style:name="ro26" style:family="table-row">
      <style:table-row-properties style:row-height="1.508cm" style:use-optimal-row-height="false"/>
    </style:style>
    <style:style style:name="ro27" style:family="table-row">
      <style:table-row-properties style:row-height="1.26cm" style:use-optimal-row-height="false"/>
    </style:style>
    <style:style style:name="ro28" style:family="table-row">
      <style:table-row-properties style:row-height="0.837cm" style:use-optimal-row-height="false"/>
    </style:style>
    <style:style style:name="ro29" style:family="table-row">
      <style:table-row-properties style:row-height="1.011cm" style:use-optimal-row-height="false"/>
    </style:style>
    <style:style style:name="ro30" style:family="table-row">
      <style:table-row-properties style:row-height="1.269cm" style:use-optimal-row-height="false"/>
    </style:style>
    <style:style style:name="ro31" style:family="table-row">
      <style:table-row-properties style:row-height="0.829cm" style:use-optimal-row-height="false"/>
    </style:style>
    <style:style style:name="ro32" style:family="table-row">
      <style:table-row-properties style:row-height="0.628cm" style:use-optimal-row-height="false"/>
    </style:style>
    <style:style style:name="ro33" style:family="table-row">
      <style:table-row-properties style:row-height="2.897cm" style:use-optimal-row-height="false"/>
    </style:style>
    <style:style style:name="ro34" style:family="table-row">
      <style:table-row-properties style:row-height="0.605cm" style:use-optimal-row-height="false"/>
    </style:style>
    <style:style style:name="ro35" style:family="table-row">
      <style:table-row-properties style:row-height="0.983cm" style:use-optimal-row-height="false"/>
    </style:style>
    <style:style style:name="ro36" style:family="table-row">
      <style:table-row-properties style:row-height="1.036cm" style:use-optimal-row-height="false"/>
    </style:style>
    <style:style style:name="ro37" style:family="table-row">
      <style:table-row-properties style:row-height="0.631cm" style:use-optimal-row-height="false"/>
    </style:style>
    <style:style style:name="ro38" style:family="table-row">
      <style:table-row-properties style:row-height="6.358cm" style:use-optimal-row-height="false"/>
    </style:style>
    <style:style style:name="ro39" style:family="table-row">
      <style:table-row-properties style:row-height="0.617cm" style:use-optimal-row-height="false"/>
    </style:style>
    <style:style style:name="ro40" style:family="table-row">
      <style:table-row-properties style:row-height="2.46cm" style:use-optimal-row-height="false"/>
    </style:style>
    <style:style style:name="ro41" style:family="table-row">
      <style:table-row-properties style:row-height="1.363cm" style:use-optimal-row-height="false"/>
    </style:style>
    <style:style style:name="ro42" style:family="table-row">
      <style:table-row-properties style:row-height="2.212cm" style:use-optimal-row-height="false"/>
    </style:style>
    <style:style style:name="ro43" style:family="table-row">
      <style:table-row-properties style:row-height="1.114cm" style:use-optimal-row-height="false"/>
    </style:style>
    <style:style style:name="ro44" style:family="table-row">
      <style:table-row-properties style:row-height="3.908cm" style:use-optimal-row-height="false"/>
    </style:style>
    <style:style style:name="ro45" style:family="table-row">
      <style:table-row-properties style:row-height="1.611cm" style:use-optimal-row-height="false"/>
    </style:style>
    <style:style style:name="ro46" style:family="table-row">
      <style:table-row-properties style:row-height="3.455cm" style:use-optimal-row-height="false"/>
    </style:style>
    <style:style style:name="ro47" style:family="table-row">
      <style:table-row-properties style:row-height="2.57cm" style:use-optimal-row-height="false"/>
    </style:style>
    <style:style style:name="ce1"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3"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 style:family="table-cell">
      <loext:graphic-properties draw:fill-color="#ba5a2f"/>
      <style:paragraph-properties fo:margin-top="0cm" fo:margin-bottom="0.2cm" fo:line-height="115%" fo:border="none"/>
      <style:text-properties fo:color="#000000" loext:opacity="100%" style:font-name="ConduitITCStd1" fo:font-size="8pt" fo:font-style="normal" fo:font-weight="normal" style:font-size-asian="8pt" style:font-size-complex="8pt"/>
    </style:style>
    <style:style style:name="ce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6" style:family="table-cell">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6pt" style:font-size-complex="6pt" style:font-weight-complex="bold"/>
    </style:style>
    <style:style style:name="ce7" style:family="table-cell">
      <loext:graphic-properties draw:fill-color="#c0c0c0"/>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8" style:family="table-cell">
      <loext:graphic-properties draw:fill-color="#ba5a2f" draw:textarea-vertical-align="middle"/>
      <style:paragraph-properties fo:margin-top="0cm" fo:margin-bottom="0.1cm" fo:line-height="115%" fo:border="none"/>
      <style:text-properties fo:color="#ffffff" loext:opacity="100%" style:font-name="ConduitITCStd1" fo:font-size="9pt" fo:font-weight="bold" style:font-size-asian="20pt" style:font-weight-asian="bold" style:font-size-complex="20pt" style:font-weight-complex="bold"/>
    </style:style>
    <style:style style:name="ce9" style:family="table-cell">
      <loext:graphic-properties draw:textarea-vertical-align="middle"/>
      <style:paragraph-properties fo:margin-top="0cm" fo:margin-bottom="0.1cm" fo:line-height="115%" fo:border="none"/>
      <style:text-properties fo:color="#000000" loext:opacity="100%" style:font-name="ConduitITCStd1" fo:font-size="9pt" fo:font-weight="bold" style:font-size-asian="20pt" style:font-weight-asian="bold" style:font-size-complex="20pt" style:font-weight-complex="bold"/>
    </style:style>
    <style:style style:name="ce10" style:family="table-cell">
      <style:paragraph-properties fo:margin-top="0cm" fo:margin-bottom="0.1cm" fo:line-height="115%" fo:border="none"/>
      <style:text-properties fo:color="#000000" loext:opacity="100%" style:font-name="ConduitITCStd1" fo:font-size="8pt"/>
    </style:style>
    <style:style style:name="ce11" style:family="table-cell">
      <loext:graphic-properties draw:textarea-vertical-align="middle"/>
      <style:paragraph-properties fo:margin-top="0cm" fo:margin-bottom="0.1cm" fo:line-height="115%" fo:border="none"/>
      <style:text-properties fo:color="#000000" loext:opacity="100%" style:font-name="ConduitITCStd1" fo:font-size="8pt" fo:font-weight="bold" style:font-weight-asian="bold" style:font-weight-complex="bold"/>
    </style:style>
    <style:style style:name="ce12" style:family="table-cell">
      <style:paragraph-properties fo:margin-left="0cm" fo:margin-right="0cm" fo:margin-top="0cm" fo:margin-bottom="0.1cm" fo:line-height="115%" fo:text-indent="0cm" fo:border="none"/>
      <style:text-properties fo:color="#000000" loext:opacity="100%" style:font-name="ConduitITCStd1" fo:font-size="8pt"/>
    </style:style>
    <style:style style:name="ce13"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fo:font-weight="bold" style:font-weight-asian="bold" style:font-weight-complex="bold"/>
    </style:style>
    <style:style style:name="ce14"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2" fo:font-size="8pt" fo:font-weight="bold" style:font-weight-asian="bold" style:font-weight-complex="600"/>
    </style:style>
    <style:style style:name="ce15"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style:style>
    <style:style style:name="ce16" style:family="table-cell">
      <style:paragraph-properties fo:margin-left="0cm" fo:margin-right="0cm" fo:margin-top="0cm" fo:margin-bottom="0.1cm" fo:line-height="115%" fo:text-indent="0cm" fo:border="none"/>
      <style:text-properties fo:color="#000000" loext:opacity="100%" style:font-name="ConduitITCStd1" fo:font-size="8pt" fo:font-style="normal" style:font-style-asian="normal" style:font-style-complex="normal"/>
    </style:style>
    <style:style style:name="ce17" style:family="table-cell">
      <loext:graphic-properties draw:fill-color="#ba5a2f" draw:textarea-vertical-align="middle"/>
      <style:paragraph-properties fo:margin-top="0cm" fo:margin-bottom="0.2cm" fo:line-height="115%" fo:border="none"/>
      <style:text-properties fo:color="#ffffff" loext:opacity="100%" style:font-name="ConduitITCStd1" fo:font-size="9pt" fo:font-weight="bold" style:font-weight-asian="bold" style:font-weight-complex="600"/>
    </style:style>
    <style:style style:name="ce18" style:family="table-cell">
      <loext:graphic-properties draw:textarea-vertical-align="middle"/>
      <style:paragraph-properties fo:margin-top="0cm" fo:margin-bottom="0.2cm" fo:line-height="115%" fo:border="none"/>
      <style:text-properties style:font-name="ConduitITCStd1" fo:font-size="8pt" fo:font-weight="bold" style:font-weight-asian="bold" style:font-weight-complex="bold"/>
    </style:style>
    <style:style style:name="ce19" style:family="table-cell">
      <style:paragraph-properties fo:margin-top="0cm" fo:margin-bottom="0.2cm" fo:line-height="115%" fo:border="none"/>
      <style:text-properties style:font-name="ConduitITCStd1" fo:font-size="8pt"/>
    </style:style>
    <style:style style:name="ce20" style:family="table-cell">
      <loext:graphic-properties draw:textarea-vertical-align="middle"/>
      <style:paragraph-properties fo:margin-top="0cm" fo:margin-bottom="0.2cm" fo:line-height="115%" fo:border="none"/>
      <style:text-properties fo:color="#000000" loext:opacity="100%" style:font-name="ConduitITCStd1" fo:font-size="8pt"/>
    </style:style>
    <style:style style:name="ce21" style:family="table-cell">
      <style:paragraph-properties fo:margin-top="0cm" fo:margin-bottom="0.2cm" fo:line-height="115%" fo:text-align="end" fo:border="none"/>
      <style:text-properties fo:color="#000000" loext:opacity="100%" style:font-name="ConduitITCStd1" fo:font-size="8pt"/>
    </style:style>
    <style:style style:name="ce22"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3"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4" style:family="table-cell">
      <loext:graphic-properties draw:fill-color="#ba5a2f" draw:textarea-vertical-align="middle"/>
      <style:paragraph-properties fo:margin-left="0cm" fo:margin-right="0cm" fo:margin-top="0cm" fo:margin-bottom="0.2cm" fo:line-height="115%" fo:text-align="center" fo:text-indent="0cm" fo:border="none"/>
      <style:text-properties fo:color="#ffffff" loext:opacity="100%" style:font-name="ConduitITCStd1" fo:font-size="9pt" fo:font-style="normal" fo:font-weight="bold" style:font-size-asian="21pt" style:font-weight-asian="bold" style:font-size-complex="21pt" style:font-weight-complex="bold"/>
    </style:style>
    <style:style style:name="ce25"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26"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7"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13pt" style:font-weight-asian="normal" style:font-size-complex="13pt" style:font-weight-complex="normal"/>
    </style:style>
    <style:style style:name="ce28"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29"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21pt" style:font-weight-asian="normal" style:font-size-complex="21pt" style:font-weight-complex="normal"/>
    </style:style>
    <style:style style:name="ce30" style:family="table-cell">
      <loext:graphic-properties draw:fill-color="#ba5a2f" draw:textarea-vertical-align="middle"/>
      <style:paragraph-properties fo:margin-top="0cm" fo:margin-bottom="0.2cm" fo:line-height="115%" fo:text-align="center" fo:border="none"/>
      <style:text-properties fo:color="#ffffff" loext:opacity="100%" style:font-name="ConduitITCStd1" fo:font-size="9pt" fo:font-style="normal" fo:font-weight="bold" style:font-size-asian="20pt" style:font-weight-asian="bold" style:font-size-complex="20pt" style:font-weight-complex="600"/>
    </style:style>
    <style:style style:name="ce31" style:family="table-cell">
      <loext:graphic-properties draw:fill-color="#ba5a2f" draw:textarea-vertical-align="middle"/>
      <style:paragraph-properties fo:margin-top="0cm" fo:margin-bottom="0.2cm" fo:line-height="115%" fo:text-align="start" fo:border="none"/>
      <style:text-properties fo:color="#ffffff" loext:opacity="100%" style:font-name="ConduitITCStd1" fo:font-size="9pt" fo:font-style="normal" fo:font-weight="bold" style:font-weight-asian="bold" style:font-weight-complex="600"/>
    </style:style>
    <style:style style:name="ce32" style:family="table-cell">
      <loext:graphic-properties fo:padding-left="0.15cm" fo:padding-right="0.05cm"/>
      <style:paragraph-properties fo:margin-top="0cm" fo:margin-bottom="0.2cm" fo:line-height="115%" fo:border="none"/>
      <style:text-properties fo:color="#000000" loext:opacity="100%" style:font-name="ConduitITCStd1" fo:font-size="8pt" fo:font-style="normal" fo:font-weight="bold" style:font-size-asian="20pt" style:font-weight-asian="bold" style:font-size-complex="20pt" style:font-weight-complex="600"/>
    </style:style>
    <style:style style:name="ce33" style:family="table-cell">
      <loext:graphic-properties draw:textarea-vertical-align="middle"/>
      <style:paragraph-properties fo:margin-top="0cm" fo:margin-bottom="0.2cm" fo:line-height="115%" fo:border="none"/>
      <style:text-properties fo:color="#000000" loext:opacity="100%" style:font-name="ConduitITCStd1" fo:font-size="7pt" fo:font-style="normal" fo:font-weight="normal" style:font-size-asian="16pt" style:font-size-complex="16pt"/>
    </style:style>
    <style:style style:name="ce34" style:family="table-cell">
      <loext:graphic-properties draw:fill-color="#ba5a2f"/>
      <style:paragraph-properties fo:margin-top="0cm" fo:margin-bottom="0.2cm" fo:line-height="115%" fo:text-align="end" fo:border="none"/>
      <style:text-properties fo:color="#ffffff" loext:opacity="100%" style:font-name="ConduitITCStd1" fo:font-size="8pt" fo:font-style="normal" fo:font-weight="normal" style:font-weight-asian="normal" style:font-weight-complex="normal"/>
    </style:style>
    <style:style style:name="ce35" style:family="table-cell">
      <loext:graphic-properties draw:textarea-vertical-align="middle"/>
      <style:paragraph-properties fo:margin-top="0cm" fo:margin-bottom="0.2cm" fo:line-height="115%" fo:text-align="end" fo:border="none"/>
      <style:text-properties fo:color="#000000" loext:opacity="100%" style:font-name="ConduitITCStd1" fo:font-size="8pt" fo:font-style="normal" fo:font-weight="bold" style:font-size-asian="22pt" style:font-weight-asian="bold" style:font-size-complex="22pt" style:font-weight-complex="bold"/>
    </style:style>
    <style:style style:name="ce36"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normal" style:font-size-asian="22pt" style:font-weight-asian="bold" style:font-size-complex="22pt" style:font-weight-complex="bold"/>
    </style:style>
    <style:style style:name="ce37"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bold" style:font-size-asian="22pt" style:font-weight-asian="bold" style:font-size-complex="22pt" style:font-weight-complex="bold"/>
    </style:style>
    <style:style style:name="ce38"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39"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weight-asian="bold" style:font-size-complex="16pt" style:font-weight-complex="bold"/>
    </style:style>
    <style:style style:name="ce40" style:family="table-cell">
      <loext:graphic-properties draw:textarea-vertical-align="middle" fo:padding-right="0.05cm"/>
      <style:paragraph-properties fo:margin-left="0cm" fo:margin-right="0cm" fo:margin-top="0cm" fo:margin-bottom="0.2cm" fo:line-height="115%" fo:text-align="start" fo:text-indent="0cm" fo:border="none"/>
      <style:text-properties fo:color="#000000" loext:opacity="100%" style:font-name="ConduitITCStd1" fo:font-size="7pt" fo:font-style="normal" fo:font-weight="normal" style:font-size-asian="16pt" style:font-size-complex="16pt"/>
    </style:style>
    <style:style style:name="ce41"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size-complex="16pt"/>
    </style:style>
    <style:style style:name="ce4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5"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size-asian="20pt" style:font-weight-asian="bold" style:font-size-complex="20pt" style:font-weight-complex="bold"/>
    </style:style>
    <style:style style:name="ce46" style:family="table-cell">
      <style:paragraph-properties fo:margin-left="0cm" fo:margin-right="0cm" fo:margin-top="0cm" fo:margin-bottom="0.1cm" fo:line-height="115%" fo:text-align="start" fo:text-indent="0cm" fo:border="none"/>
      <style:text-properties fo:color="#000000" loext:opacity="100%" style:font-name="ConduitITCStd1" fo:font-size="7pt"/>
    </style:style>
    <style:style style:name="ce47"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7pt" fo:font-weight="bold" style:font-weight-asian="bold" style:font-weight-complex="bold"/>
    </style:style>
    <style:style style:name="ce48"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weight-asian="bold" style:font-weight-complex="bold"/>
    </style:style>
    <style:style style:name="ce49" style:family="table-cell">
      <style:paragraph-properties fo:margin-left="0cm" fo:margin-right="0cm" fo:margin-top="0cm" fo:margin-bottom="0.1cm" fo:line-height="115%" fo:text-align="start" fo:text-indent="0cm" fo:border="none"/>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P1" style:family="paragraph">
      <style:paragraph-properties fo:margin-left="0cm" fo:margin-right="0cm" fo:margin-top="0cm" fo:margin-bottom="0.2cm" fo:line-height="115%" fo:text-align="center" fo:text-indent="0cm"/>
      <style:text-properties fo:font-size="8pt" fo:font-style="normal" fo:font-weight="bold" style:font-size-asian="8pt" style:font-style-asian="italic" style:font-weight-asian="bold" style:font-size-complex="8pt" style:font-style-complex="italic" style:font-weight-complex="bold"/>
    </style:style>
    <style:style style:name="P2"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3" style:family="paragraph">
      <style:paragraph-properties fo:margin-left="0cm" fo:margin-right="0cm" fo:margin-top="0cm" fo:margin-bottom="0.2cm" fo:line-height="115%" fo:text-align="start"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4"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5"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6pt" style:font-size-complex="6pt" style:font-weight-complex="bold"/>
    </style:style>
    <style:style style:name="P6" style:family="paragraph">
      <style:paragraph-properties fo:margin-top="0cm" fo:margin-bottom="0.1cm" fo:line-height="115%" fo:text-align="start"/>
      <style:text-properties fo:font-size="9pt" fo:font-weight="bold" style:font-size-asian="20pt" style:font-weight-asian="bold" style:font-size-complex="20pt" style:font-weight-complex="bold"/>
    </style:style>
    <style:style style:name="P7" style:family="paragraph">
      <style:paragraph-properties fo:margin-top="0cm" fo:margin-bottom="0.1cm" fo:line-height="115%" fo:text-align="start"/>
      <style:text-properties fo:color="#000000" loext:opacity="100%" style:font-name="ConduitITCStd1" fo:font-size="9pt" fo:font-weight="bold" style:font-size-asian="20pt" style:font-weight-asian="bold" style:font-size-complex="20pt" style:font-weight-complex="bold"/>
    </style:style>
    <style:style style:name="P8" style:family="paragraph">
      <style:paragraph-properties fo:margin-top="0cm" fo:margin-bottom="0.1cm" fo:line-height="115%" fo:text-align="start"/>
      <style:text-properties fo:color="#000000" loext:opacity="100%" style:font-name="ConduitITCStd1" fo:font-size="8pt"/>
    </style:style>
    <style:style style:name="P9" style:family="paragraph">
      <style:paragraph-properties fo:margin-top="0cm" fo:margin-bottom="0.1cm" fo:line-height="115%" fo:text-align="start"/>
      <style:text-properties fo:color="#000000" loext:opacity="100%" style:font-name="ConduitITCStd1" fo:font-size="8pt" fo:font-weight="bold" style:font-weight-asian="bold" style:font-weight-complex="bold"/>
    </style:style>
    <style:style style:name="P10" style:family="paragraph">
      <style:paragraph-properties fo:margin-left="0cm" fo:margin-right="0cm" fo:margin-top="0cm" fo:margin-bottom="0.1cm" fo:line-height="115%" fo:text-align="start" fo:text-indent="0cm"/>
      <style:text-properties fo:color="#000000" loext:opacity="100%" style:font-name="ConduitITCStd1" fo:font-size="8pt"/>
    </style:style>
    <style:style style:name="P11" style:family="paragraph">
      <style:paragraph-properties fo:margin-left="0cm" fo:margin-right="0cm" fo:margin-top="0cm" fo:margin-bottom="0.1cm" fo:line-height="115%" fo:text-align="start" fo:text-indent="0cm"/>
      <style:text-properties fo:color="#000000" loext:opacity="100%" style:font-name="ConduitITCStd1" fo:font-size="8pt" fo:font-weight="bold" style:font-weight-asian="bold" style:font-weight-complex="bold"/>
    </style:style>
    <style:style style:name="P12" style:family="paragraph">
      <style:paragraph-properties fo:margin-left="0cm" fo:margin-right="0cm" fo:margin-top="0cm" fo:margin-bottom="0.1cm" fo:line-height="115%" fo:text-align="start" fo:text-indent="0cm"/>
      <style:text-properties fo:color="#000000" loext:opacity="100%" style:font-name="ConduitITCStd2" fo:font-size="8pt" fo:font-weight="bold" style:font-weight-asian="bold" style:font-weight-complex="600"/>
    </style:style>
    <style:style style:name="P13" style:family="paragraph">
      <style:paragraph-properties fo:margin-left="0cm" fo:margin-right="0cm" fo:margin-top="0cm" fo:margin-bottom="0.1cm" fo:line-height="115%" fo:text-align="start" fo:text-indent="0cm"/>
      <style:text-properties fo:color="#000000" loext:opacity="100%" style:font-name="ConduitITCStd1" fo:font-size="8pt" fo:font-style="normal" style:font-style-asian="normal" style:font-style-complex="normal"/>
    </style:style>
    <style:style style:name="P14" style:family="paragraph">
      <style:paragraph-properties fo:text-align="center"/>
    </style:style>
    <style:style style:name="P15" style:family="paragraph">
      <loext:graphic-properties draw:fill="none"/>
      <style:paragraph-properties fo:text-align="center" style:writing-mode="lr-tb"/>
      <style:text-properties fo:font-size="22pt" style:font-size-asian="22pt" style:font-size-complex="22pt"/>
    </style:style>
    <style:style style:name="P16" style:family="paragraph">
      <style:paragraph-properties fo:margin-top="0cm" fo:margin-bottom="0.2cm" fo:line-height="115%" fo:text-align="start"/>
      <style:text-properties fo:font-size="9pt" fo:font-weight="bold" style:font-weight-asian="bold" style:font-weight-complex="600"/>
    </style:style>
    <style:style style:name="P17" style:family="paragraph">
      <style:paragraph-properties fo:margin-top="0cm" fo:margin-bottom="0.2cm" fo:line-height="115%" fo:text-align="start"/>
      <style:text-properties style:font-name="ConduitITCStd1" fo:font-size="8pt" fo:font-weight="bold" style:font-weight-asian="bold" style:font-weight-complex="bold"/>
    </style:style>
    <style:style style:name="P18" style:family="paragraph">
      <style:paragraph-properties fo:margin-top="0cm" fo:margin-bottom="0.2cm" fo:line-height="115%" fo:text-align="start"/>
      <style:text-properties style:font-name="ConduitITCStd1" fo:font-size="8pt"/>
    </style:style>
    <style:style style:name="P19" style:family="paragraph">
      <style:paragraph-properties fo:margin-left="0cm" fo:margin-right="0cm" fo:margin-top="0cm" fo:margin-bottom="0.2cm" fo:line-height="115%" fo:text-align="start" fo:text-indent="0cm"/>
      <style:text-properties fo:color="#000000" loext:opacity="100%" style:font-name="ConduitITCStd1" fo:font-size="8pt"/>
    </style:style>
    <style:style style:name="P20" style:family="paragraph">
      <style:paragraph-properties fo:margin-left="0cm" fo:margin-right="0cm" fo:margin-top="0cm" fo:margin-bottom="0.2cm" fo:line-height="115%" fo:text-align="center" fo:text-indent="0cm"/>
      <style:text-properties fo:color="#000000" loext:opacity="100%" style:font-name="ConduitITCStd1" fo:font-size="8pt" fo:font-style="normal" fo:font-weight="normal" style:font-size-asian="22pt" style:font-weight-asian="normal" style:font-size-complex="22pt" style:font-weight-complex="normal"/>
    </style:style>
    <style:style style:name="P21" style:family="paragraph">
      <style:paragraph-properties fo:margin-left="0cm" fo:margin-right="0cm" fo:margin-top="0cm" fo:margin-bottom="0.2cm" fo:line-height="115%" fo:text-align="center" fo:text-indent="0cm"/>
      <style:text-properties fo:color="#ffffff" loext:opacity="100%" style:font-name="ConduitITCStd1" fo:font-size="9pt" fo:font-style="normal" fo:font-weight="bold" style:font-size-asian="21pt" style:font-weight-asian="bold" style:font-size-complex="21pt" style:font-weight-complex="bold"/>
    </style:style>
    <style:style style:name="P22"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13pt" style:font-weight-asian="normal" style:font-size-complex="13pt" style:font-weight-complex="normal"/>
    </style:style>
    <style:style style:name="P23"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21pt" style:font-weight-asian="normal" style:font-size-complex="21pt" style:font-weight-complex="normal"/>
    </style:style>
    <style:style style:name="P24" style:family="paragraph">
      <style:paragraph-properties fo:margin-top="0cm" fo:margin-bottom="0.2cm" fo:line-height="115%" fo:text-align="center"/>
      <style:text-properties fo:font-size="9pt" fo:font-style="normal" fo:font-weight="bold" style:font-size-asian="20pt" style:font-weight-asian="bold" style:font-size-complex="20pt" style:font-weight-complex="600"/>
    </style:style>
    <style:style style:name="P25" style:family="paragraph">
      <style:paragraph-properties fo:margin-top="0cm" fo:margin-bottom="0.2cm" fo:line-height="115%" fo:text-align="start"/>
      <style:text-properties fo:color="#ffffff" loext:opacity="100%" style:font-name="ConduitITCStd1" fo:font-size="9pt" fo:font-style="normal" fo:font-weight="bold" style:font-weight-asian="bold" style:font-weight-complex="600"/>
    </style:style>
    <style:style style:name="P26" style:family="paragraph">
      <style:paragraph-properties fo:margin-top="0cm" fo:margin-bottom="0.2cm" fo:line-height="115%"/>
      <style:text-properties fo:color="#000000" loext:opacity="100%" style:font-name="ConduitITCStd1" fo:font-size="8pt" fo:font-style="normal" fo:font-weight="bold" style:font-size-asian="20pt" style:font-weight-asian="bold" style:font-size-complex="20pt" style:font-weight-complex="600"/>
    </style:style>
    <style:style style:name="P27" style:family="paragraph">
      <style:paragraph-properties fo:margin-top="0cm" fo:margin-bottom="0.2cm" fo:line-height="115%"/>
      <style:text-properties fo:color="#000000" loext:opacity="100%" style:font-name="ConduitITCStd1" fo:font-size="7pt" fo:font-style="normal" fo:font-weight="normal" style:font-size-asian="16pt" style:font-size-complex="16pt"/>
    </style:style>
    <style:style style:name="P28" style:family="paragraph">
      <style:paragraph-properties fo:margin-top="0cm" fo:margin-bottom="0.2cm" fo:line-height="115%" fo:text-align="start"/>
      <style:text-properties fo:font-size="8pt" fo:font-style="normal" fo:font-weight="normal" style:font-weight-asian="normal" style:font-weight-complex="normal"/>
    </style:style>
    <style:style style:name="P29" style:family="paragraph">
      <style:paragraph-properties fo:margin-top="0cm" fo:margin-bottom="0.2cm" fo:line-height="115%" fo:text-align="start"/>
      <style:text-properties fo:color="#000000" loext:opacity="100%" style:font-name="ConduitITCStd1" fo:font-size="8pt" fo:font-style="normal" fo:font-weight="bold" style:font-size-asian="22pt" style:font-weight-asian="bold" style:font-size-complex="22pt" style:font-weight-complex="bold"/>
    </style:style>
    <style:style style:name="P30"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normal" style:font-size-asian="22pt" style:font-weight-asian="bold" style:font-size-complex="22pt" style:font-weight-complex="bold"/>
    </style:style>
    <style:style style:name="P31"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bold" style:font-size-asian="22pt" style:font-weight-asian="bold" style:font-size-complex="22pt" style:font-weight-complex="bold"/>
    </style:style>
    <style:style style:name="P32" style:family="paragraph">
      <style:paragraph-properties fo:text-align="end"/>
      <style:text-properties fo:font-size="10pt" fo:font-style="normal" fo:font-weight="normal"/>
    </style:style>
    <style:style style:name="P33" style:family="paragraph">
      <style:paragraph-properties fo:margin-top="0cm" fo:margin-bottom="0.2cm" fo:line-height="115%" fo:text-align="start"/>
      <style:text-properties fo:font-size="9pt" fo:font-style="normal" fo:font-weight="bold" style:font-weight-asian="bold" style:font-weight-complex="600"/>
    </style:style>
    <style:style style:name="P34" style:family="paragraph">
      <style:paragraph-properties fo:margin-top="0cm" fo:margin-bottom="0.2cm" fo:line-height="115%" fo:text-align="start"/>
      <style:text-properties fo:color="#000000" loext:opacity="100%" style:font-name="ConduitITCStd1" fo:font-size="8pt" fo:font-style="normal" fo:font-weight="bold" style:font-size-asian="16pt" style:font-weight-asian="bold" style:font-size-complex="16pt" style:font-weight-complex="bold"/>
    </style:style>
    <style:style style:name="P35" style:family="paragraph">
      <style:paragraph-properties fo:margin-left="0cm" fo:margin-right="0cm" fo:margin-top="0cm" fo:margin-bottom="0.2cm" fo:line-height="115%" fo:text-align="start" fo:text-indent="0cm"/>
      <style:text-properties fo:color="#000000" loext:opacity="100%" style:font-name="ConduitITCStd1" fo:font-size="7pt" fo:font-style="normal" fo:font-weight="normal" style:font-size-asian="16pt" style:font-size-complex="16pt"/>
    </style:style>
    <style:style style:name="P36" style:family="paragraph">
      <style:paragraph-properties fo:margin-top="0cm" fo:margin-bottom="0.2cm" fo:line-height="115%" fo:text-align="start"/>
      <style:text-properties fo:color="#000000" loext:opacity="100%" style:font-name="ConduitITCStd1" fo:font-size="8pt" fo:font-style="normal" fo:font-weight="bold" style:font-size-asian="16pt" style:font-size-complex="16pt"/>
    </style:style>
    <style:style style:name="P37"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38"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39" style:family="paragraph">
      <style:paragraph-properties fo:margin-top="0cm" fo:margin-bottom="0.1cm" fo:line-height="115%" fo:text-align="start"/>
      <style:text-properties fo:color="#000000" loext:opacity="100%" style:font-name="ConduitITCStd1" fo:font-size="7pt" fo:font-weight="bold" style:font-size-asian="20pt" style:font-weight-asian="bold" style:font-size-complex="20pt" style:font-weight-complex="bold"/>
    </style:style>
    <style:style style:name="P40" style:family="paragraph">
      <style:paragraph-properties fo:margin-left="0cm" fo:margin-right="0cm" fo:margin-top="0cm" fo:margin-bottom="0.1cm" fo:line-height="115%" fo:text-align="start" fo:text-indent="0cm"/>
      <style:text-properties fo:color="#000000" loext:opacity="100%" style:font-name="ConduitITCStd1" fo:font-size="7pt"/>
    </style:style>
    <style:style style:name="P41" style:family="paragraph">
      <style:paragraph-properties fo:margin-left="0cm" fo:margin-right="0cm" fo:margin-top="0cm" fo:margin-bottom="0.1cm" fo:line-height="115%" fo:text-align="start" fo:text-indent="0cm"/>
      <style:text-properties fo:color="#000000" loext:opacity="100%" style:font-name="ConduitITCStd1" fo:font-size="7pt" fo:font-weight="bold" style:font-weight-asian="bold" style:font-weight-complex="bold"/>
    </style:style>
    <style:style style:name="P42" style:family="paragraph">
      <style:paragraph-properties fo:margin-top="0cm" fo:margin-bottom="0.1cm" fo:line-height="115%" fo:text-align="start"/>
      <style:text-properties fo:color="#000000" loext:opacity="100%" style:font-name="ConduitITCStd1" fo:font-size="7pt" fo:font-weight="bold" style:font-weight-asian="bold" style:font-weight-complex="bold"/>
    </style:style>
    <style:style style:name="P43" style:family="paragraph">
      <style:paragraph-properties fo:margin-left="0cm" fo:margin-right="0cm" fo:margin-top="0cm" fo:margin-bottom="0.1cm" fo:line-height="115%" fo:text-align="start" fo:text-indent="0cm"/>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T1"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2" style:family="text">
      <style:text-properties fo:color="#ffffff" loext:opacity="100%" style:font-name="ConduitITCStd1" fo:font-size="6pt" fo:font-style="normal" fo:font-weight="normal" style:font-size-asian="6pt" style:font-style-asian="italic" style:font-weight-asian="normal" style:font-size-complex="6pt" style:font-style-complex="italic" style:font-weight-complex="normal"/>
    </style:style>
    <style:style style:name="T3" style:family="text">
      <style:text-properties fo:color="#000000" loext:opacity="100%" style:font-name="ConduitITCStd1" fo:font-size="7pt" fo:font-style="normal" fo:font-weight="normal" style:font-size-asian="7pt" style:font-style-asian="italic" style:font-weight-asian="bold" style:font-size-complex="7pt" style:font-style-complex="italic" style:font-weight-complex="bold"/>
    </style:style>
    <style:style style:name="T4" style:family="text">
      <style:text-properties fo:color="#000000" loext:opacity="100%" style:font-name="ConduitITCStd1" fo:font-size="7pt" fo:font-style="normal" fo:font-weight="bold" style:font-size-asian="7pt" style:font-style-asian="italic" style:font-weight-asian="bold" style:font-size-complex="7pt" style:font-style-complex="italic" style:font-weight-complex="bold"/>
    </style:style>
    <style:style style:name="T5" style:family="text">
      <style:text-properties fo:color="#000000" loext:opacity="100%" style:font-name="ConduitITCStd1" fo:font-size="8pt" fo:font-style="normal" fo:font-weight="bold" style:font-size-asian="6pt" style:font-weight-asian="bold" style:font-size-complex="6pt" style:font-weight-complex="bold"/>
    </style:style>
    <style:style style:name="T6" style:family="text">
      <style:text-properties fo:color="#000000" loext:opacity="100%" style:font-name="ConduitITCStd1" fo:font-size="7pt" fo:font-style="normal" fo:font-weight="normal" style:font-size-asian="5.40000009536743pt" style:font-size-complex="5.40000009536743pt" style:font-weight-complex="bold"/>
    </style:style>
    <style:style style:name="T7" style:family="text">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T8" style:family="text">
      <style:text-properties fo:color="#000000" loext:opacity="100%" style:font-name="ConduitITCStd1" fo:font-size="7pt" fo:font-style="normal" fo:font-weight="normal" style:font-size-asian="7pt" style:font-style-asian="italic" style:font-weight-asian="normal" style:font-size-complex="7pt" style:font-style-complex="italic" style:font-weight-complex="normal"/>
    </style:style>
    <style:style style:name="T9" style:family="text">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T10" style:family="text">
      <style:text-properties fo:color="#000000" loext:opacity="100%" style:font-name="ConduitITCStd1" fo:font-size="8pt" fo:font-style="normal" fo:font-weight="bold" style:font-size-asian="7pt" style:font-style-asian="italic" style:font-weight-asian="bold" style:font-size-complex="7pt" style:font-style-complex="italic" style:font-weight-complex="bold"/>
    </style:style>
    <style:style style:name="T11" style:family="text">
      <style:text-properties fo:color="#ffffff" loext:opacity="100%" style:font-name="ConduitITCStd1" fo:font-size="9pt" fo:font-weight="bold" style:font-size-asian="20pt" style:font-weight-asian="bold" style:font-size-complex="20pt" style:font-weight-complex="bold"/>
    </style:style>
    <style:style style:name="T12" style:family="text">
      <style:text-properties fo:color="#000000" loext:opacity="100%" style:font-name="ConduitITCStd1" fo:font-size="8pt" fo:font-weight="bold" style:font-size-asian="18pt" style:font-weight-asian="bold" style:font-size-complex="18pt" style:font-weight-complex="bold"/>
    </style:style>
    <style:style style:name="T13" style:family="text">
      <style:text-properties fo:color="#000000" loext:opacity="100%" style:font-name="ConduitITCStd1" fo:font-size="7pt" style:font-size-asian="16pt" style:font-size-complex="16pt"/>
    </style:style>
    <style:style style:name="T14" style:family="text">
      <style:text-properties fo:color="#000000" loext:opacity="100%" style:font-name="ConduitITCStd1" fo:font-size="7pt" style:font-size-asian="22pt" style:font-size-complex="22pt"/>
    </style:style>
    <style:style style:name="T15" style:family="text">
      <style:text-properties fo:color="#000000" loext:opacity="100%" style:font-name="ConduitITCStd1" fo:font-size="8pt" fo:font-weight="bold" style:font-size-asian="24pt" style:font-weight-asian="bold" style:font-size-complex="24pt" style:font-weight-complex="bold"/>
    </style:style>
    <style:style style:name="T16" style:family="text">
      <style:text-properties fo:color="#000000" loext:opacity="100%" style:font-name="ConduitITCStd2" fo:font-size="8pt" fo:font-weight="bold" style:font-size-asian="22pt" style:font-weight-asian="bold" style:font-size-complex="22pt" style:font-weight-complex="600"/>
    </style:style>
    <style:style style:name="T17" style:family="text">
      <style:text-properties fo:color="#000000" loext:opacity="100%" style:font-name="ConduitITCStd1" fo:font-size="8pt" fo:font-weight="bold" style:letter-kerning="true" style:font-name-asian="Noto Sans CJK SC" style:font-size-asian="18pt" style:font-weight-asian="bold" style:font-name-complex="FreeSans" style:font-size-complex="18pt" style:font-weight-complex="bold"/>
    </style:style>
    <style:style style:name="T18" style:family="text">
      <style:text-properties fo:color="#000000" loext:opacity="100%" style:font-name="ConduitITCStd1" fo:font-size="7pt" fo:font-style="normal" style:font-size-asian="22pt" style:font-style-asian="normal" style:font-size-complex="22pt" style:font-style-complex="normal"/>
    </style:style>
    <style:style style:name="T19" style:family="text">
      <style:text-properties fo:font-size="22pt" style:font-size-asian="22pt" style:font-size-complex="22pt"/>
    </style:style>
    <style:style style:name="T20" style:family="text">
      <style:text-properties fo:color="#ffffff" loext:opacity="100%" style:font-name="ConduitITCStd1" fo:font-size="9pt" fo:font-weight="bold" style:font-size-asian="18pt" style:font-weight-asian="bold" style:font-size-complex="18pt" style:font-weight-complex="600"/>
    </style:style>
    <style:style style:name="T21" style:family="text">
      <style:text-properties style:font-name="ConduitITCStd1" fo:font-size="8pt" fo:font-weight="bold" style:font-size-asian="18pt" style:font-weight-asian="bold" style:font-size-complex="18pt" style:font-weight-complex="bold"/>
    </style:style>
    <style:style style:name="T22" style:family="text">
      <style:text-properties style:font-name="ConduitITCStd1" fo:font-size="7pt" style:font-size-asian="16pt" style:font-size-complex="16pt"/>
    </style:style>
    <style:style style:name="T23" style:family="text">
      <style:text-properties fo:color="#000000" loext:opacity="100%" style:font-name="ConduitITCStd1" fo:font-size="8pt" fo:font-style="normal" fo:font-weight="normal" style:font-size-asian="22pt" style:font-weight-asian="normal" style:font-size-complex="22pt" style:font-weight-complex="normal"/>
    </style:style>
    <style:style style:name="T24" style:family="text">
      <style:text-properties fo:color="#ffffff" loext:opacity="100%" style:font-name="ConduitITCStd1" fo:font-size="9pt" fo:font-style="normal" fo:font-weight="bold" style:font-size-asian="21pt" style:font-weight-asian="bold" style:font-size-complex="21pt" style:font-weight-complex="bold"/>
    </style:style>
    <style:style style:name="T25" style:family="text">
      <style:text-properties fo:color="#000000" loext:opacity="100%" style:font-name="ConduitITCStd1" fo:font-size="7pt" fo:font-style="normal" fo:font-weight="normal" style:font-size-asian="13pt" style:font-weight-asian="normal" style:font-size-complex="13pt" style:font-weight-complex="normal"/>
    </style:style>
    <style:style style:name="T26" style:family="text">
      <style:text-properties fo:color="#000000" loext:opacity="100%" style:font-name="ConduitITCStd1" fo:font-size="7pt" fo:font-style="normal" fo:font-weight="normal" style:font-size-asian="21pt" style:font-weight-asian="normal" style:font-size-complex="21pt" style:font-weight-complex="normal"/>
    </style:style>
    <style:style style:name="T27" style:family="text">
      <style:text-properties fo:color="#ffffff" loext:opacity="100%" style:font-name="ConduitITCStd1" fo:font-size="9pt" fo:font-style="normal" fo:font-weight="bold" style:font-size-asian="20pt" style:font-weight-asian="bold" style:font-size-complex="20pt" style:font-weight-complex="600"/>
    </style:style>
    <style:style style:name="T28" style:family="text">
      <style:text-properties fo:color="#000000" loext:opacity="100%" style:font-name="ConduitITCStd1" fo:font-size="8pt" fo:font-style="normal" fo:font-weight="bold" style:font-size-asian="20pt" style:font-weight-asian="bold" style:font-size-complex="20pt" style:font-weight-complex="600"/>
    </style:style>
    <style:style style:name="T29" style:family="text">
      <style:text-properties fo:color="#000000" loext:opacity="100%" style:font-name="ConduitITCStd1" fo:font-size="7pt" fo:font-style="normal" fo:font-weight="normal" style:font-size-asian="16pt" style:font-size-complex="16pt"/>
    </style:style>
    <style:style style:name="T30" style:family="text">
      <style:text-properties fo:color="#000000" loext:opacity="100%" style:font-name="ConduitITCStd1" fo:font-size="7pt" fo:font-style="normal" fo:font-weight="normal" style:font-size-asian="16pt" style:font-style-asian="italic" style:font-size-complex="16pt" style:font-style-complex="italic"/>
    </style:style>
    <style:style style:name="T31" style:family="text">
      <style:text-properties fo:color="#ffffff" loext:opacity="100%" style:font-name="ConduitITCStd1" fo:font-size="9pt" fo:font-style="normal" fo:font-weight="bold" style:font-size-asian="22pt" style:font-weight-asian="normal" style:font-size-complex="22pt" style:font-weight-complex="normal"/>
    </style:style>
    <style:style style:name="T32"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33" style:family="text">
      <style:text-properties fo:color="#ffffff" loext:opacity="100%" style:font-name="ConduitITCStd1" fo:font-size="5.40000009536743pt" fo:font-style="normal" fo:font-weight="normal" style:font-size-asian="20pt" style:font-weight-asian="normal" style:font-size-complex="20pt" style:font-weight-complex="normal"/>
    </style:style>
    <style:style style:name="T34" style:family="text">
      <style:text-properties fo:color="#000000" loext:opacity="100%" style:font-name="ConduitITCStd1" fo:font-size="8pt" fo:font-style="normal" fo:font-weight="bold" style:font-size-asian="22pt" style:font-weight-asian="bold" style:font-size-complex="22pt" style:font-weight-complex="bold"/>
    </style:style>
    <style:style style:name="T35" style:family="text">
      <style:text-properties fo:color="#000000" loext:opacity="100%" style:font-name="ConduitITCStd1" fo:font-size="8pt" fo:font-style="normal" fo:font-weight="normal" style:font-size-asian="22pt" style:font-weight-asian="bold" style:font-size-complex="22pt" style:font-weight-complex="bold"/>
    </style:style>
    <style:style style:name="T36" style:family="text">
      <style:text-properties fo:color="#000000" loext:opacity="100%" style:font-name="ConduitITCStd1" fo:font-size="8pt" fo:font-style="normal" fo:font-weight="normal" style:font-size-asian="24pt" style:font-weight-asian="normal" style:font-size-complex="24pt" style:font-weight-complex="normal"/>
    </style:style>
    <style:style style:name="T37" style:family="text">
      <style:text-properties fo:color="#000000" loext:opacity="100%" style:font-name="ConduitITCStd1" fo:font-size="8pt" fo:font-style="normal" fo:font-weight="bold" style:font-size-asian="24pt" style:font-weight-asian="bold" style:font-size-complex="24pt" style:font-weight-complex="bold"/>
    </style:style>
    <style:style style:name="T38" style:family="text">
      <style:text-properties fo:color="#ffffff" loext:opacity="100%" style:font-name="ConduitITCStd1" fo:font-size="10pt" fo:font-style="normal" fo:font-weight="normal" style:font-size-asian="15pt" style:font-size-complex="15pt"/>
    </style:style>
    <style:style style:name="T39" style:family="text">
      <style:text-properties fo:color="#ffffff" loext:opacity="100%" style:font-name="ConduitITCStd1" fo:font-size="6pt" fo:font-style="normal" fo:font-weight="normal" style:font-size-asian="7pt" style:font-size-complex="7pt"/>
    </style:style>
    <style:style style:name="T40" style:family="text">
      <style:text-properties fo:color="#ffffff" loext:opacity="100%" style:font-name="ConduitITCStd1" fo:font-size="6pt" fo:font-style="normal" fo:font-weight="normal" style:font-size-asian="7pt" style:font-style-asian="normal" style:font-size-complex="7pt" style:font-style-complex="normal"/>
    </style:style>
    <style:style style:name="T41" style:family="text">
      <style:text-properties fo:color="#000000" loext:opacity="100%" style:font-name="ConduitITCStd1" fo:font-size="8pt" fo:font-style="normal" fo:font-weight="bold" style:font-size-asian="16pt" style:font-weight-asian="bold" style:font-size-complex="16pt" style:font-weight-complex="bold"/>
    </style:style>
    <style:style style:name="T42" style:family="text">
      <style:text-properties fo:color="#000000" loext:opacity="100%" style:font-name="ConduitITCStd1" fo:font-size="8pt" fo:font-style="normal" fo:font-weight="bold" style:font-size-asian="16pt" style:font-size-complex="16pt"/>
    </style:style>
    <style:style style:name="T43" style:family="text">
      <style:text-properties fo:color="#000000" loext:opacity="100%" style:font-name="ConduitITCStd1" fo:font-size="7pt" fo:font-style="normal" style:text-underline-style="solid" style:text-underline-width="auto" style:text-underline-color="font-color" fo:font-weight="normal" style:font-size-asian="7pt" style:font-style-asian="italic" style:font-weight-asian="bold" style:font-size-complex="7pt" style:font-style-complex="italic" style:font-weight-complex="bold"/>
    </style:style>
    <style:style style:name="T44" style:family="text">
      <style:text-properties fo:color="#000000" loext:opacity="100%" style:font-name="ConduitITCStd1" fo:font-size="7pt" fo:font-style="normal" style:text-underline-style="solid" style:text-underline-width="auto" style:text-underline-color="font-color" fo:font-weight="bold" style:font-size-asian="7pt" style:font-style-asian="italic" style:font-weight-asian="bold" style:font-size-complex="7pt" style:font-style-complex="italic" style:font-weight-complex="bold"/>
    </style:style>
    <style:style style:name="T45" style:family="text">
      <style:text-properties fo:color="#000000" loext:opacity="100%" style:font-name="ConduitITCStd1" fo:font-size="8pt" fo:font-weight="bold" style:font-size-asian="20pt" style:font-weight-asian="bold" style:font-size-complex="20pt" style:font-weight-complex="bold"/>
    </style:style>
    <style:style style:name="T46" style:family="text">
      <style:text-properties fo:color="#000000" loext:opacity="100%" style:font-name="ConduitITCStd1" fo:font-size="7pt" fo:font-weight="normal" style:font-size-asian="18pt" style:font-weight-asian="normal" style:font-size-complex="18pt" style:font-weight-complex="normal"/>
    </style:style>
    <style:style style:name="T47" style:family="text">
      <style:text-properties fo:color="#000000" loext:opacity="100%" style:font-name="ConduitITCStd1" fo:font-size="7pt" style:text-underline-style="solid" style:text-underline-width="auto" style:text-underline-color="font-color" fo:font-weight="normal" style:font-size-asian="18pt" style:font-weight-asian="normal" style:font-size-complex="18pt" style:font-weight-complex="normal"/>
    </style:style>
    <style:style style:name="T48" style:family="text">
      <style:text-properties fo:color="#000000" loext:opacity="100%" style:font-name="ConduitITCStd1" fo:font-size="7pt" style:text-underline-style="solid" style:text-underline-width="auto" style:text-underline-color="font-color" fo:font-weight="bold" style:font-size-asian="18pt" style:font-weight-asian="bold" style:font-size-complex="18pt" style:font-weight-complex="bold"/>
    </style:style>
    <style:style style:name="T49" style:family="text">
      <style:text-properties fo:color="#000000" loext:opacity="100%" style:font-name="ConduitITCStd1" fo:font-size="7pt" fo:font-weight="bold" style:font-size-asian="18pt" style:font-weight-asian="bold" style:font-size-complex="18pt" style:font-weight-complex="bold"/>
    </style:style>
    <style:style style:name="T50" style:family="text">
      <style:text-properties fo:color="#000000" loext:opacity="100%" style:font-name="ConduitITCStd1" fo:font-size="7pt" style:text-underline-style="none" fo:font-weight="normal" style:font-size-asian="18pt" style:font-weight-asian="normal" style:font-size-complex="18pt" style:font-weight-complex="normal"/>
    </style:style>
    <style:style style:name="T51" style:family="text">
      <style:text-properties fo:color="#000000" loext:opacity="100%" style:font-name="ConduitITCStd1" fo:font-size="8pt" style:text-underline-style="none" fo:font-weight="bold" style:font-size-asian="26pt" style:font-weight-asian="bold" style:font-size-complex="26pt" style:font-weight-complex="bold"/>
    </style:style>
    <style:style style:name="T52" style:family="text">
      <style:text-properties fo:color="#000000" loext:opacity="100%" style:font-name="ConduitITCStd1" fo:font-size="7pt" style:text-underline-style="none" fo:font-weight="bold" style:font-size-asian="18pt" style:font-weight-asian="bold" style:font-size-complex="18pt" style:font-weight-complex="bold"/>
    </style:style>
    <style:style style:name="T53" style:family="text">
      <style:text-properties fo:color="#000000" loext:opacity="100%" style:font-name="ConduitITCStd1" fo:font-size="7pt" style:text-underline-style="none" fo:font-weight="normal" style:font-size-asian="24pt" style:font-weight-asian="normal" style:font-size-complex="24pt" style:font-weight-complex="normal"/>
    </style:style>
    <style:style style:name="T54" style:family="text">
      <style:text-properties fo:color="#000000" loext:opacity="100%" style:font-name="ConduitITCStd1" fo:font-size="7pt" style:text-underline-style="solid" style:text-underline-width="auto" style:text-underline-color="font-color"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20.855cm" svg:height="6.99cm" svg:x="0.081cm" svg:y="0.049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text:span text:style-name="T1">- Kill Team 24 - Intro -</text:span></text:p>
              </table:table-cell>
              <table:table-cell table:style-name="ce2">
                <text:p text:style-name="P2"><text:span text:style-name="T1">- PvP Game Sequence -</text:span></text:p>
              </table:table-cell>
              <table:table-cell table:style-name="ce3">
                <text:p text:style-name="P3"><text:span text:style-name="T2">Player with initiative starts all sequences</text:span></text:p>
              </table:table-cell>
              <table:table-cell table:style-name="ce4"/>
            </table:table-row>
            <table:table-row table:style-name="ro2" table:default-cell-style-name="ce5">
              <table:table-cell>
                <text:p text:style-name="P4"><text:span text:style-name="T3">Players score Victory Points (VP) during the game from three different OPs: </text:span></text:p>
                <text:p text:style-name="P4"><text:span text:style-name="T4">CRIT OP:</text:span><text:span text:style-name="T3"><text:line-break/></text:span><text:span text:style-name="T3">Score VP by performing mission actions and controlling objective markers.</text:span></text:p>
                <text:p text:style-name="P4"><text:span text:style-name="T4">KILL OP:</text:span><text:span text:style-name="T3"><text:line-break/></text:span><text:span text:style-name="T3">Score VP as enemy Operatives are incapacitated.</text:span></text:p>
                <text:p text:style-name="P4"><text:span text:style-name="T4">TAC OP:</text:span><text:span text:style-name="T3"><text:line-break/></text:span><text:span text:style-name="T3">Score VP from a TAC OP secretly selected from one of the Kill Team’s Archetypes. Each OP specifies when it should be revealed.</text:span></text:p>
                <text:p text:style-name="P4"><text:span text:style-name="T4">Primary OP Selection:</text:span><text:span text:style-name="T3"><text:line-break/></text:span><text:span text:style-name="T3">During the first Turning Point (TP), each player secretly selects one of the above OPs to be their primary OP. Which OP was Primary is revealed, and VP scored, at the end of the battle (though the OP itself may have already been revealed).</text:span></text:p>
              </table:table-cell>
              <table:table-cell table:style-name="ce6">
                <text:p text:style-name="P5"><text:span text:style-name="T5">- 1. SETUP -</text:span></text:p>
                <text:p text:style-name="P5"><text:span text:style-name="T6">• </text:span><text:span text:style-name="T6">Select Kill Teams.</text:span></text:p>
                <text:p text:style-name="P5"><text:span text:style-name="T6">• </text:span><text:span text:style-name="T6">Determine Killzone and setup/specify terrain.</text:span></text:p>
                <text:p text:style-name="P5"><text:span text:style-name="T6">• </text:span><text:span text:style-name="T6">Determine CRIT OP and and set Objective markers on floor (except Bheta-Decima).</text:span></text:p>
                <text:p text:style-name="P5"><text:span text:style-name="T6">• </text:span><text:span text:style-name="T6">Roll off, winner assigns initiative, and the selected player picks their drop zone.</text:span></text:p>
                <text:p text:style-name="P5"><text:span text:style-name="T5">- 2. SELECT OPERATIVES -</text:span></text:p>
                <text:p text:style-name="P5"><text:span text:style-name="T6">• </text:span><text:span text:style-name="T6">Secretly select Operatives then reveal together.</text:span></text:p>
                <text:p text:style-name="P5"><text:span text:style-name="T6">• </text:span><text:span text:style-name="T6">Secretly select up to 4 Equipment options (unique selections) and reveal together.</text:span></text:p>
                <text:p text:style-name="P5"><text:span text:style-name="T6">• </text:span><text:span text:style-name="T6">Players gain 2CP each.</text:span></text:p>
                <text:p text:style-name="P5"><text:span text:style-name="T6">• </text:span><text:span text:style-name="T6">Secretly select one TAC OP from your Team’s Archetype.</text:span></text:p>
                <text:p text:style-name="P5"><text:span text:style-name="T7">- 3. SETUP EQUIPMENT &amp; OPERATIVES -</text:span></text:p>
                <text:p text:style-name="P5"><text:span text:style-name="T3">• </text:span><text:span text:style-name="T3">Alternate setting equipment by item, not option.</text:span></text:p>
                <text:p text:style-name="P5"><text:span text:style-name="T3">• </text:span><text:span text:style-name="T3">Alternate setting up Operatives in 3rds (rounding up) within your drop zone and with a CONCEAL order.</text:span></text:p>
              </table:table-cell>
              <table:table-cell table:style-name="ce7">
                <text:p text:style-name="P4"><text:span text:style-name="T7">- 4 .SCOUTING -</text:span></text:p>
                <text:p text:style-name="P4"><text:span text:style-name="T3">• </text:span><text:span text:style-name="T3">Secretly select 1 pre-game scouting option:</text:span></text:p>
                <text:p text:style-name="P4"><text:span text:style-name="T4">1. Equip:</text:span><text:span text:style-name="T3"> select 1 NEW additional equipment option.</text:span></text:p>
                <text:p text:style-name="P4"><text:span text:style-name="T4">2. Ploy:</text:span><text:span text:style-name="T3"> Use a strategy ploy in Strategic phase for 0CP</text:span></text:p>
                <text:p text:style-name="P4"><text:span text:style-name="T4">3. Reposition: </text:span><text:span text:style-name="T8">“Reposition”</text:span><text:span text:style-name="T3"> one Operative who is wholly within drop zone for free. Must finish within 3” of your drop zone.</text:span></text:p>
                <text:p text:style-name="P4"><text:span text:style-name="T3">• </text:span><text:span text:style-name="T3">Reveal simultaneously. Initiative resolves first.</text:span></text:p>
                <text:p text:style-name="P4"><text:span text:style-name="T4">- 5. </text:span><text:span text:style-name="T7">BATTLE -</text:span></text:p>
                <text:p text:style-name="P4"><text:span text:style-name="T3">• </text:span><text:span text:style-name="T3">First TP initiative is decided by the SCOUTING options: 1 beats 2, 2 beats 3, 3 beats 1. If options are the same, the player who didn’t have initiative in SETUP decides initiative.</text:span></text:p>
                <text:p text:style-name="P4"><text:span text:style-name="T9"/></text:p>
              </table:table-cell>
              <table:table-cell>
                <text:p text:style-name="P4"><text:span text:style-name="T7">- 5. BATTLE (Cont.) -</text:span></text:p>
                <text:p text:style-name="P4"><text:span text:style-name="T3">• </text:span><text:span text:style-name="T3">Strategic Gambit: each player secretly selects one OP (1. CRIT, 2. KILL, 3. TAC)</text:span></text:p>
                <text:p text:style-name="P4"><text:span text:style-name="T3">• </text:span><text:span text:style-name="T3">Max 6VP from each OP.</text:span></text:p>
                <text:p text:style-name="P4"><text:span text:style-name="T10">- 6. TURNING POINTS (TP) (4 per battle) -</text:span></text:p>
                <text:p text:style-name="P4"><text:span text:style-name="T4">STRATEGY PHASE</text:span></text:p>
                <text:p text:style-name="P4"><text:span text:style-name="T3">• </text:span><text:span text:style-name="T3">Determine Initiative: From the second TP onwards, players roll for initiative. On a tie, alternate from the previous TP.</text:span><text:span text:style-name="T3"><text:line-break/></text:span><text:span text:style-name="T3">• Each TP player get 1 CP. The player without initiative gets 1 extra CP (2 total).</text:span><text:span text:style-name="T3"><text:line-break/></text:span><text:span text:style-name="T3">• Use Strategic Gambits</text:span></text:p>
                <text:p text:style-name="P4"><text:span text:style-name="T4">FIREFIGHT PHASE</text:span></text:p>
                <text:p text:style-name="P4"><text:span text:style-name="T3">• </text:span><text:span text:style-name="T3">Alternate picking Operatives.</text:span><text:span text:style-name="T3"><text:line-break/></text:span><text:span text:style-name="T3">• Pick Order and do valid actions up to APL.</text:span></text:p>
                <text:p text:style-name="P4"><text:span text:style-name="T7">- 7. BATTLE END -</text:span></text:p>
                <text:p text:style-name="P4"><text:span text:style-name="T3">• </text:span><text:span text:style-name="T3">After 4 TPs, even if a Team is killed. </text:span></text:p>
                <text:p text:style-name="P4"><text:span text:style-name="T3">• </text:span><text:span text:style-name="T3">Primary OP revealed and score*1.5 (rounding up).</text:span></text:p>
                <text:p text:style-name="P4"><text:span text:style-name="T3">• </text:span><text:span text:style-name="T3">Most VP wins, or draw. </text:span></text:p>
              </table:table-cell>
            </table:table-row>
          </table:table>
          <draw:image xlink:href="Pictures/TablePreview1.svm" xlink:type="simple" xlink:show="embed" xlink:actuate="onLoad"/>
        </draw:frame>
        <draw:frame draw:style-name="standard" draw:layer="layout" svg:width="6.249cm" svg:height="22.036cm" svg:x="7.5cm" svg:y="7.106cm">
          <table:table table:template-name="default" table:use-first-row-styles="true" table:use-banding-rows-styles="true">
            <table:table-column table:style-name="co5"/>
            <table:table-row table:style-name="ro3">
              <table:table-cell table:style-name="ce8">
                <text:p text:style-name="P6"><text:span text:style-name="T11">Actions</text:span></text:p>
              </table:table-cell>
            </table:table-row>
            <table:table-row table:style-name="ro3">
              <table:table-cell table:style-name="ce9">
                <text:p text:style-name="P7"><text:span text:style-name="T12">Reposition - 1AP</text:span></text:p>
              </table:table-cell>
            </table:table-row>
            <table:table-row table:style-name="ro4">
              <table:table-cell table:style-name="ce10">
                <text:p text:style-name="P8"><text:span text:style-name="T13">Move up to the Operative’s Move Characteristic in straight line increments of 1”, rounding up each 1”.</text:span></text:p>
                <text:p text:style-name="P8"><text:span text:style-name="T13">Cannot move within Control Range of an enemy unless they are already in Control Range of a friendly and cannot finish the move within Control Range of an enemy.</text:span></text:p>
                <text:p text:style-name="P8"><text:span text:style-name="T13">Cannot perform this action in the same activation that the Operative performed a Fall Back or Charge AND cannot perform this action while in Control Range of an enemy.</text:span></text:p>
              </table:table-cell>
            </table:table-row>
            <table:table-row table:style-name="ro3">
              <table:table-cell table:style-name="ce11">
                <text:p text:style-name="P9"><text:span text:style-name="T12">Dash - 1AP</text:span></text:p>
              </table:table-cell>
            </table:table-row>
            <table:table-row table:style-name="ro5">
              <table:table-cell table:style-name="ce10">
                <text:p text:style-name="P8"><text:span text:style-name="T13">See “Reposition” but replace “movement characteristic” with 3” AND cannot be used to climb but can be used after Fall Back.</text:span></text:p>
                <text:p text:style-name="P8"><text:span text:style-name="T13">Cannot be performed while in Control Range of an enemy.</text:span></text:p>
              </table:table-cell>
            </table:table-row>
            <table:table-row table:style-name="ro3">
              <table:table-cell table:style-name="ce11">
                <text:p text:style-name="P9"><text:span text:style-name="T12">Fall Back - 2AP</text:span></text:p>
              </table:table-cell>
            </table:table-row>
            <table:table-row table:style-name="ro6">
              <table:table-cell table:style-name="ce12">
                <text:p text:style-name="P10"><text:span text:style-name="T14">See “Reposition” except the Operative can move within Control Range of an enemy Operative but cannot finish in Control Range. </text:span></text:p>
              </table:table-cell>
            </table:table-row>
            <table:table-row table:style-name="ro3">
              <table:table-cell table:style-name="ce11">
                <text:p text:style-name="P9"><text:span text:style-name="T12">Charge - 1AP</text:span></text:p>
              </table:table-cell>
            </table:table-row>
            <table:table-row table:style-name="ro7">
              <table:table-cell table:style-name="ce12">
                <text:p text:style-name="P10"><text:span text:style-name="T14">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3">
              <table:table-cell table:style-name="ce13">
                <text:p text:style-name="P11"><text:span text:style-name="T15">Shoot - 1AP</text:span></text:p>
              </table:table-cell>
            </table:table-row>
            <table:table-row table:style-name="ro8">
              <table:table-cell table:style-name="ce10">
                <text:p text:style-name="P10"><text:span text:style-name="T14">Shoot with the active Operative using the Shoot sequence. The active Operative is the attacker, target is defender.</text:span></text:p>
                <text:p text:style-name="P10"><text:span text:style-name="T14">Cannot be performed with a conceal order and/or while within Control Range of an enemy.</text:span></text:p>
                <text:p text:style-name="P8"><text:span text:style-name="T14">Select valid target and roll attack dice, enemy rolls defence dice, assign attack damage/effects.</text:span></text:p>
              </table:table-cell>
            </table:table-row>
            <table:table-row table:style-name="ro3">
              <table:table-cell table:style-name="ce14">
                <text:p text:style-name="P12"><text:span text:style-name="T16">Fight - 1AP</text:span></text:p>
              </table:table-cell>
            </table:table-row>
            <table:table-row table:style-name="ro9">
              <table:table-cell table:style-name="ce10">
                <text:p text:style-name="P10"><text:span text:style-name="T14">Must be within Control Range.</text:span></text:p>
                <text:p text:style-name="P10"><text:span text:style-name="T14">IMPROVE hit stat by 1 for every friendly also within Control Range of the target AND no other enemy.</text:span></text:p>
                <text:p text:style-name="P10"><text:span text:style-name="T14">Both roll attack dice.</text:span></text:p>
                <text:p text:style-name="P8"><text:span text:style-name="T14">Alternate Strike or Block (Only Crits can block Crits). </text:span></text:p>
              </table:table-cell>
            </table:table-row>
            <table:table-row table:style-name="ro3">
              <table:table-cell table:style-name="ce13">
                <text:p text:style-name="P11"><text:span text:style-name="T17">Pick Up - 1AP</text:span></text:p>
              </table:table-cell>
            </table:table-row>
            <table:table-row table:style-name="ro10">
              <table:table-cell table:style-name="ce12">
                <text:p text:style-name="P10"><text:span text:style-name="T14">Remove a marker that the active Operative controls. That Operative is “carrying, contesting, and controlling” that marker.</text:span></text:p>
                <text:p text:style-name="P10"><text:span text:style-name="T14">Cannot be performed while in Control Range of an enemy or while already carrying.</text:span></text:p>
              </table:table-cell>
            </table:table-row>
            <table:table-row table:style-name="ro3">
              <table:table-cell table:style-name="ce13">
                <text:p text:style-name="P11"><text:span text:style-name="T17">Place Down - 1AP</text:span></text:p>
              </table:table-cell>
            </table:table-row>
            <table:table-row table:style-name="ro11">
              <table:table-cell table:style-name="ce12">
                <text:p text:style-name="P10"><text:span text:style-name="T14">Place a marker the active Operative is carrying within it’s Control Range.</text:span></text:p>
                <text:p text:style-name="P10"><text:span text:style-name="T14">When incapacitated, a “carrying” Operative MUST perform this action for 0AP.</text:span></text:p>
                <text:p text:style-name="P10"><text:span text:style-name="T14">Cannot be performed in the same activation as a Pick Up action.</text:span></text:p>
              </table:table-cell>
            </table:table-row>
            <table:table-row table:style-name="ro3">
              <table:table-cell table:style-name="ce15">
                <text:p text:style-name="P10"><text:span text:style-name="T17">Counteract</text:span></text:p>
              </table:table-cell>
            </table:table-row>
            <table:table-row table:style-name="ro12">
              <table:table-cell table:style-name="ce16">
                <text:p text:style-name="P13"><text:span text:style-name="T18">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3"><text:span text:style-name="T18">Cannot move greater than 2” while counteracting.</text:span></text:p>
              </table:table-cell>
            </table:table-row>
            <table:table-row table:style-name="ro13">
              <table:table-cell table:style-name="ce15">
                <text:p text:style-name="P10"><text:span text:style-name="T17">Pass</text:span></text:p>
                <text:p text:style-name="P10"><text:span text:style-name="T17"><text:s/>– </text:span></text:p>
                <text:p text:style-name="P10"><text:span text:style-name="T17">Can be repeated within an activation - 1AP</text:span></text:p>
              </table:table-cell>
            </table:table-row>
          </table:table>
          <draw:image xlink:href="Pictures/TablePreview2.svm" xlink:type="simple" xlink:show="embed" xlink:actuate="onLoad"/>
        </draw:frame>
        <draw:frame draw:style-name="gr1" draw:text-style-name="P15" draw:layer="layout" svg:width="2.977cm" svg:height="2.422cm" svg:x="11.492cm" svg:y="4.552cm">
          <draw:image xlink:href="Pictures/100000010000079F000006342B13B17381649F80.png" xlink:type="simple" xlink:show="embed" xlink:actuate="onLoad" draw:mime-type="image/png">
            <text:p text:style-name="P14"><text:span text:style-name="T19"><text:s text:c="3"/></text:span></text:p>
          </draw:image>
        </draw:frame>
        <draw:frame draw:style-name="standard" draw:layer="layout" svg:width="7.132cm" svg:height="4.84cm" svg:x="13.801cm" svg:y="7.108cm">
          <table:table table:template-name="default" table:use-first-row-styles="true" table:use-banding-rows-styles="true">
            <table:table-column table:style-name="co6"/>
            <table:table-row table:style-name="ro14">
              <table:table-cell table:style-name="ce17">
                <text:p text:style-name="P16"><text:span text:style-name="T20">Cover / Obscured / Visible</text:span></text:p>
              </table:table-cell>
            </table:table-row>
            <table:table-row table:style-name="ro14">
              <table:table-cell table:style-name="ce18">
                <text:p text:style-name="P17"><text:span text:style-name="T21">In Cover – Defender can auto-retain 1 normal save</text:span></text:p>
              </table:table-cell>
            </table:table-row>
            <table:table-row table:style-name="ro15">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4">
              <table:table-cell table:style-name="ce18">
                <text:p text:style-name="P17"><text:span text:style-name="T21">Obscured – Discard 1 normal hit AND Crits become normal Hits</text:span></text:p>
              </table:table-cell>
            </table:table-row>
            <table:table-row table:style-name="ro16">
              <table:table-cell table:style-name="ce19">
                <text:p text:style-name="P18"><text:span text:style-name="T22">The Cover lines cross HEAVY terrain, at any point, further than 1” from both Operatives</text:span></text:p>
              </table:table-cell>
            </table:table-row>
            <table:table-row table:style-name="ro14">
              <table:table-cell table:style-name="ce20">
                <text:p text:style-name="P19"><text:span text:style-name="T12">Visible</text:span></text:p>
              </table:table-cell>
            </table:table-row>
            <table:table-row table:style-name="ro16">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3.svm" xlink:type="simple" xlink:show="embed" xlink:actuate="onLoad"/>
        </draw:frame>
        <draw:frame draw:style-name="standard" draw:layer="layout" svg:width="7.11cm" svg:height="3.43cm" svg:x="13.814cm" svg:y="25.71cm">
          <table:table table:template-name="default" table:use-first-row-styles="true" table:use-banding-rows-styles="true">
            <table:table-column table:style-name="co7"/>
            <table:table-column table:style-name="co8"/>
            <table:table-column table:style-name="co9"/>
            <table:table-row table:style-name="ro17">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8">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9">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20">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4.svm" xlink:type="simple" xlink:show="embed" xlink:actuate="onLoad"/>
        </draw:frame>
        <draw:frame draw:style-name="gr2" draw:text-style-name="P15" draw:layer="layout" svg:width="0.717cm" svg:height="0.711cm" svg:x="14.224cm" svg:y="25.834cm">
          <draw:image xlink:href="Pictures/10000001000005000000050096B0EDB9016609A4.png" xlink:type="simple" xlink:show="embed" xlink:actuate="onLoad" draw:mime-type="image/png">
            <text:p/>
          </draw:image>
        </draw:frame>
        <draw:frame draw:style-name="gr2" draw:text-style-name="P15" draw:layer="layout" svg:width="0.717cm" svg:height="0.711cm" svg:x="14.225cm" svg:y="26.735cm">
          <draw:image xlink:href="Pictures/10000001000005000000050031631E27BCF37D93.png" xlink:type="simple" xlink:show="embed" xlink:actuate="onLoad" draw:mime-type="image/png">
            <text:p/>
          </draw:image>
        </draw:frame>
        <draw:frame draw:style-name="gr2" draw:text-style-name="P15" draw:layer="layout" svg:width="0.717cm" svg:height="0.711cm" svg:x="14.226cm" svg:y="27.575cm">
          <draw:image xlink:href="Pictures/100000010000057C0000057CC3B0F40FB04D236A.png" xlink:type="simple" xlink:show="embed" xlink:actuate="onLoad" draw:mime-type="image/png">
            <text:p/>
          </draw:image>
        </draw:frame>
        <draw:frame draw:style-name="gr2" draw:text-style-name="P15" draw:layer="layout" svg:width="0.716cm" svg:height="0.711cm" svg:x="14.231cm" svg:y="28.371cm">
          <draw:image xlink:href="Pictures/100000010000057C0000057CC893B3162114377F.png" xlink:type="simple" xlink:show="embed" xlink:actuate="onLoad" draw:mime-type="image/png">
            <text:p/>
          </draw:image>
        </draw:frame>
        <draw:frame draw:style-name="standard" draw:layer="layout" svg:width="7.372cm" svg:height="22.534cm" svg:x="0.085cm" svg:y="7.109cm">
          <table:table table:template-name="default" table:use-first-row-styles="true" table:use-banding-rows-styles="true">
            <table:table-column table:style-name="co10"/>
            <table:table-column table:style-name="co11"/>
            <table:table-row table:style-name="ro2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2">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3">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4">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3">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5">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6">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7">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6">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3">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8">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9">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5">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5">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3">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5">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7">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9">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9">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9">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30">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5.svm" xlink:type="simple" xlink:show="embed" xlink:actuate="onLoad"/>
        </draw:frame>
        <draw:frame draw:style-name="standard" draw:layer="layout" svg:width="7.112cm" svg:height="6.865cm" svg:x="13.805cm" svg:y="12.046cm">
          <table:table table:template-name="default" table:use-first-row-styles="true" table:use-banding-rows-styles="true">
            <table:table-column table:style-name="co12"/>
            <table:table-row table:style-name="ro31">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2">
              <table:table-cell table:style-name="ce35">
                <text:p text:style-name="P29"><text:span text:style-name="T34">Accessible</text:span><text:span text:style-name="T23"> - Costs 1” to move through</text:span></text:p>
              </table:table-cell>
            </table:table-row>
            <table:table-row table:style-name="ro32">
              <table:table-cell table:style-name="ce35">
                <text:p text:style-name="P29"><text:span text:style-name="T34">Blocking</text:span><text:span text:style-name="T23"> - Gaps through which visibility cannot be drawn. </text:span></text:p>
              </table:table-cell>
            </table:table-row>
            <table:table-row table:style-name="ro32">
              <table:table-cell table:style-name="ce36">
                <text:p text:style-name="P30"><text:span text:style-name="T34">Exposed</text:span><text:span text:style-name="T35"> - Small terrain which offers no protection (ex: ladders)</text:span></text:p>
              </table:table-cell>
            </table:table-row>
            <table:table-row table:style-name="ro32">
              <table:table-cell table:style-name="ce36">
                <text:p text:style-name="P30"><text:span text:style-name="T34">Heavy</text:span><text:span text:style-name="T35"> - Large terrain, can obscure Operatives. </text:span></text:p>
              </table:table-cell>
            </table:table-row>
            <table:table-row table:style-name="ro32">
              <table:table-cell table:style-name="ce36">
                <text:p text:style-name="P30"><text:span text:style-name="T34">Light</text:span><text:span text:style-name="T35"> - Smaller terrain with no additional rules. </text:span></text:p>
              </table:table-cell>
            </table:table-row>
            <table:table-row table:style-name="ro33">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6.svm" xlink:type="simple" xlink:show="embed" xlink:actuate="onLoad"/>
        </draw:frame>
        <draw:frame draw:style-name="standard" draw:layer="layout" svg:width="13.421cm" svg:height="0.599cm" svg:x="7.503cm" svg:y="29.188cm">
          <table:table table:template-name="default" table:use-first-row-styles="true" table:use-banding-rows-styles="true">
            <table:table-column table:style-name="co13"/>
            <table:table-row table:style-name="ro14">
              <table:table-cell table:style-name="ce38">
                <text:p text:style-name="P32"><text:span text:style-name="T38">THE Kill Team 24 Cheat Sheet </text:span><text:span text:style-name="T39">Vers. 1.1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7.svm" xlink:type="simple" xlink:show="embed" xlink:actuate="onLoad"/>
        </draw:frame>
        <draw:frame draw:style-name="standard" draw:layer="layout" svg:width="7.111cm" svg:height="6.62cm" svg:x="13.808cm" svg:y="18.996cm">
          <table:table table:template-name="default" table:use-first-row-styles="true" table:use-banding-rows-styles="true">
            <table:table-column table:style-name="co14"/>
            <table:table-row table:style-name="ro34">
              <table:table-cell table:style-name="ce31">
                <text:p text:style-name="P33"><text:span text:style-name="T27">Movement</text:span></text:p>
              </table:table-cell>
            </table:table-row>
            <table:table-row table:style-name="ro1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climb.</text:span><text:span text:style-name="T29"><text:line-break/></text:span><text:span text:style-name="T29">MINIMUM climb cost of 2”. Measure vertical distance, rounding UP to nearest 1”, and subtract from Move stat. If you still have the necessary horizontal Movement left then complete your Reposition. </text:span></text:p>
              </table:table-cell>
            </table:table-row>
            <table:table-row table:style-name="ro14">
              <table:table-cell table:style-name="ce39">
                <text:p text:style-name="P34"><text:span text:style-name="T41">Dropping from Terrain</text:span></text:p>
              </table:table-cell>
            </table:table-row>
            <table:table-row table:style-name="ro14">
              <table:table-cell table:style-name="ce40">
                <text:p text:style-name="P35"><text:span text:style-name="T29">When dropping, or jumping off, Ignore 2” vertical drop PER activation (not drop). CAN drop more than once per activation.</text:span></text:p>
              </table:table-cell>
            </table:table-row>
            <table:table-row table:style-name="ro14">
              <table:table-cell table:style-name="ce41">
                <text:p text:style-name="P36"><text:span text:style-name="T42">Jumping</text:span></text:p>
              </table:table-cell>
            </table:table-row>
            <table:table-row table:style-name="ro36">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14">
              <table:table-cell table:style-name="ce41">
                <text:p text:style-name="P36"><text:span text:style-name="T42">Control Range</text:span></text:p>
              </table:table-cell>
            </table:table-row>
            <table:table-row table:style-name="ro14">
              <table:table-cell table:style-name="ce40">
                <text:p text:style-name="P35"><text:span text:style-name="T29">Visible and within 1” of model base.</text:span></text:p>
              </table:table-cell>
            </table:table-row>
          </table:table>
          <draw:image xlink:href="Pictures/TablePreview8.svm" xlink:type="simple" xlink:show="embed" xlink:actuate="onLoad"/>
        </draw:frame>
      </draw:page>
      <draw:page draw:name="page2" draw:style-name="dp1" draw:master-page-name="master-page3">
        <draw:frame draw:style-name="standard" draw:layer="layout" svg:width="20.849cm" svg:height="6.988cm" svg:x="0.081cm" svg:y="0.049cm">
          <table:table table:template-name="default" table:use-first-row-styles="true" table:use-banding-rows-styles="true">
            <table:table-column table:style-name="co15"/>
            <table:table-column table:style-name="co16"/>
            <table:table-column table:style-name="co17"/>
            <table:table-row table:style-name="ro37">
              <table:table-cell table:style-name="ce42">
                <text:p text:style-name="P37"><text:span text:style-name="T1">CITYFIGHT KILLZONES</text:span></text:p>
              </table:table-cell>
              <table:table-cell table:style-name="ce43">
                <text:p text:style-name="P2"><text:span text:style-name="T1">CLOSE QUARTERS (ITD) KILLZONES</text:span></text:p>
              </table:table-cell>
              <table:table-cell table:style-name="ce3">
                <text:p text:style-name="P38"><text:span text:style-name="T1">HAZARDOUS AREA KILLZONES</text:span></text:p>
              </table:table-cell>
            </table:table-row>
            <table:table-row table:style-name="ro38">
              <table:table-cell table:style-name="ce5">
                <text:p text:style-name="P4"><text:span text:style-name="T4">Killzone: Volkus</text:span><text:span text:style-name="T3"> has the following additional rules: </text:span></text:p>
                <text:p text:style-name="P4"><text:span text:style-name="T7">TERRAIN</text:span><text:span text:style-name="T4">:</text:span></text:p>
                <text:p text:style-name="P4"><text:span text:style-name="T3">Small Ruins and Heavy Rubble is Heavy Terrain.</text:span><text:span text:style-name="T3"><text:line-break/></text:span><text:span text:style-name="T3">Light Rubble is Light Terrain.</text:span><text:span text:style-name="T3"><text:line-break/></text:span><text:span text:style-name="T3">Doors are Accessible and Heavy, viewports Block Visibility.</text:span><text:span text:style-name="T3"><text:line-break/></text:span><text:span text:style-name="T3">Broken Vent is Blocking.</text:span><text:span text:style-name="T3"><text:line-break/></text:span><text:span text:style-name="T3">Barred Windows Block Visibility unless attacker and/or defender is within 1” of the window.</text:span></text:p>
                <text:p text:style-name="P4"><text:span text:style-name="T7">ACTIONS</text:span><text:span text:style-name="T4">:</text:span></text:p>
                <text:p text:style-name="P4"><text:span text:style-name="T43">Door Fight </text:span><text:span text:style-name="T44">1AP</text:span><text:span text:style-name="T3">: When TOUCHING a door, fight enemy within 2” of the OTHER side of the door. Counts as a fight action. Cannot be performed if already in Control Range of enemy Operatives. </text:span></text:p>
                <text:p text:style-name="P4"><text:span text:style-name="T7">NOTES</text:span><text:span text:style-name="T4">:</text:span></text:p>
                <text:p text:style-name="P4"><text:span text:style-name="T3">Add Lethal 5+ to Blast, Torrent, Devastating weapons when targets wholly within the STRONGHOLD. Defenders inside the stronghold resolve first when FIGHTING enemies outside.</text:span></text:p>
              </table:table-cell>
              <table:table-cell table:style-name="ce6">
                <text:p text:style-name="P5"><text:span text:style-name="T4">Killzone: Gallowdark</text:span><text:span text:style-name="T3"> has the following additional rules: </text:span></text:p>
                <text:p text:style-name="P5"><text:span text:style-name="T7">TERRAIN</text:span><text:span text:style-name="T4">:</text:span></text:p>
                <text:p text:style-name="P5"><text:span text:style-name="T43">Wall: </text:span><text:span text:style-name="T3">Heavy. Cannot move through walls. No visibility over. Distances not measured through walls – shortest route instead.</text:span><text:span text:style-name="T3"><text:line-break/></text:span><text:span text:style-name="T43">Pillars:</text:span><text:span text:style-name="T3"> ONLY CORNERS can block Cover lines.</text:span><text:span text:style-name="T3"><text:line-break/></text:span><text:span text:style-name="T43">Hatchway:</text:span><text:span text:style-name="T3"> Heavy while closed. Accessible, Insignificant, Exposed while open.</text:span></text:p>
                <text:p text:style-name="P5"><text:span text:style-name="T7">ACTIONS</text:span><text:span text:style-name="T4">:</text:span></text:p>
                <text:p text:style-name="P5"><text:span text:style-name="T43">Operate Hatch</text:span><text:span text:style-name="T44"> 1AP</text:span><text:span text:style-name="T3">: Open/Close hatch within Control Range. Can be performed during a Reposition or Dash. Not while within Control Range of an enemy or while the hatch is within Control Range of an enemy.</text:span><text:span text:style-name="T3"><text:line-break/></text:span><text:span text:style-name="T43">Guard </text:span><text:span text:style-name="T44">1AP</text:span><text:span text:style-name="T3">: Treated as a Shoot action. Cannot be used in Control Range with enemies or while Concealed. Operative is ON GUARD until it: Performs any action OR an enemy ends an action in Control Range OR it’s order is changed OR The next TP.</text:span><text:span text:style-name="T3"><text:line-break/></text:span><text:span text:style-name="T43">Hatchway Fight </text:span><text:span text:style-name="T44">1AP</text:span><text:span text:style-name="T3">: When TOUCHING an open hatchway, fight enemy within 2” of the OTHER side of the hatch. Counts as a fight action. Cannot be performed if already in Control Range of enemy Operatives on the same side of the Hatch as the active Operative.</text:span><text:span text:style-name="T3"><text:line-break/></text:span><text:span text:style-name="T43">On Guard</text:span><text:span text:style-name="T3">: this Operative can, interrupt an enemy activation AFTER their first action to Shoot (even in Control Range -1 to HIT) or Fight (including Hatchway) for free. After interrupting, cannot <text:s/>retaliate until after enemy Operative’s activation</text:span></text:p>
              </table:table-cell>
              <table:table-cell table:style-name="ce44">
                <text:p text:style-name="P4"><text:span text:style-name="T4">Killzone: Bheta-Decima</text:span><text:span text:style-name="T3"> has the following additional rules: </text:span></text:p>
                <text:p text:style-name="P4"><text:span text:style-name="T7">TERRAIN</text:span><text:span text:style-name="T4">:</text:span><text:span text:style-name="T3"><text:line-break/></text:span><text:span text:style-name="T43">Gantry:</text:span><text:span text:style-name="T3"> Accessible and Vantage. All Pillars are Heavy</text:span><text:span text:style-name="T3"><text:line-break/></text:span><text:span text:style-name="T43">Thermometric Condenser:</text:span><text:span text:style-name="T3"> Accessible and Vantage. Pretend top is flat. Battlement edges are Light. All other parts are Heavy.</text:span></text:p>
                <text:p text:style-name="P4"><text:span text:style-name="T7">HAZARDOUS</text:span><text:span text:style-name="T4">:</text:span></text:p>
                <text:p text:style-name="P4"><text:span text:style-name="T43">Restricted Movement:</text:span><text:span text:style-name="T3"> No part of any bases can be touching the hazardous area.</text:span><text:span text:style-name="T3"><text:line-break/></text:span><text:span text:style-name="T43">Restricted Targeting:</text:span><text:span text:style-name="T3"> If 4” of more distance crosses hazardous then target is not valid. </text:span><text:span text:style-name="T3"><text:line-break/></text:span><text:span text:style-name="T43">Vantage to Floor:</text:span><text:span text:style-name="T3"> When attacker or defender is on Vantage, targets are not valid if Visible through the footprint of a Gantry other than the Vantage point mentioned already.</text:span><text:span text:style-name="T3"><text:line-break/></text:span><text:span text:style-name="T43">Vantage to Vantage:</text:span><text:span text:style-name="T3"> Restricted targetting over hazardous areas does not apply when both Operatives are on Vantage.</text:span></text:p>
                <text:p text:style-name="P4"><text:span text:style-name="T7">NOTES</text:span><text:span text:style-name="T4">:</text:span></text:p>
                <text:p text:style-name="P4"><text:span text:style-name="T3">EQUIPMENT CAN BE SET UP ON VANTAGE. </text:span></text:p>
              </table:table-cell>
            </table:table-row>
          </table:table>
          <draw:image xlink:href="Pictures/TablePreview9.svm" xlink:type="simple" xlink:show="embed" xlink:actuate="onLoad"/>
        </draw:frame>
        <draw:frame draw:style-name="standard" draw:layer="layout" svg:width="6.249cm" svg:height="22.061cm" svg:x="7.5cm" svg:y="7.106cm">
          <table:table table:template-name="default" table:use-first-row-styles="true" table:use-banding-rows-styles="true">
            <table:table-column table:style-name="co5"/>
            <table:table-row table:style-name="ro39">
              <table:table-cell table:style-name="ce8">
                <text:p text:style-name="P6"><text:span text:style-name="T11">Universal Equipment</text:span></text:p>
              </table:table-cell>
            </table:table-row>
            <table:table-row table:style-name="ro40">
              <table:table-cell table:style-name="ce45">
                <text:p text:style-name="P39"><text:span text:style-name="T45">1x Ammo Cache</text:span></text:p>
                <text:p text:style-name="P39"><text:span text:style-name="T46">Setup wholly within your territory. Friendly Operatives can perform the following action:</text:span></text:p>
                <text:p text:style-name="P39"><text:span text:style-name="T47">Ammo Resupply - </text:span><text:span text:style-name="T48">0AP</text:span><text:span text:style-name="T46"><text:line-break/></text:span><text:span text:style-name="T46">When CONTROLLING a Cache, until the start of the next TP, you can re-roll one attack dice whenever you shoot.</text:span><text:span text:style-name="T46"><text:line-break/></text:span><text:span text:style-name="T46">Caches can be used once per TP, and not while in Control Range of enemies.</text:span></text:p>
              </table:table-cell>
            </table:table-row>
            <table:table-row table:style-name="ro41">
              <table:table-cell table:style-name="ce46">
                <text:p text:style-name="P40"><text:span text:style-name="T45">1x Comms Device</text:span></text:p>
                <text:p text:style-name="P40"><text:span text:style-name="T46">Setup wholly within your territory. While a friendly Operative control the device, add 3” to it’s SUPPORT range (i.e. select friendly within 6” becomes 9”). Cannot use enemy comms.</text:span></text:p>
              </table:table-cell>
            </table:table-row>
            <table:table-row table:style-name="ro41">
              <table:table-cell table:style-name="ce47">
                <text:p text:style-name="P41"><text:span text:style-name="T45">1x Heavy Barricade</text:span></text:p>
                <text:p text:style-name="P41"><text:span text:style-name="T46">Heavy terrain that can be set up wholly within 2” of your drop zone, on the FLOOR, and MORE than 2” from other equipment terrain.</text:span></text:p>
              </table:table-cell>
            </table:table-row>
            <table:table-row table:style-name="ro42">
              <table:table-cell table:style-name="ce46">
                <text:p text:style-name="P40"><text:span text:style-name="T45">2x Ladders</text:span></text:p>
                <text:p text:style-name="P40"><text:span text:style-name="T46">Exposed terrain that can be set up wholly within your territory, upright against terrain 2” or taller, more than 2” from equipment terrain, and more than 1” from doors and access points.</text:span></text:p>
                <text:p text:style-name="P40"><text:span text:style-name="T46">Don’t impeded movement but can’t be finished on. Can be climbed once PER activation for 1”, normal climb value thereafter till next activation.</text:span></text:p>
              </table:table-cell>
            </table:table-row>
            <table:table-row table:style-name="ro43">
              <table:table-cell table:style-name="ce48">
                <text:p text:style-name="P42"><text:span text:style-name="T45">2x Light Barricades</text:span></text:p>
                <text:p text:style-name="P42"><text:span text:style-name="T46">Light terrain that can be setup wholly within your territory on the floor and more than 2” from other equipment terrain. </text:span></text:p>
              </table:table-cell>
            </table:table-row>
            <table:table-row table:style-name="ro41">
              <table:table-cell table:style-name="ce46">
                <text:p text:style-name="P40"><text:span text:style-name="T45">1x Mines</text:span></text:p>
                <text:p text:style-name="P40"><text:span text:style-name="T46">Setup wholly within your territory, more than 2” from other markers/access points. The first time ANY Operative is within Control Range, inflict D3+3 damage.</text:span><text:span text:style-name="T49"> </text:span></text:p>
              </table:table-cell>
            </table:table-row>
            <table:table-row table:style-name="ro44">
              <table:table-cell table:style-name="ce47">
                <text:p text:style-name="P41"><text:span text:style-name="T45">1x Portable Barricade</text:span></text:p>
                <text:p text:style-name="P41"><text:span text:style-name="T46">Light, Protective, Portable terrain that can be setup wholly within your territory, on the floor, more than 2” from other equipment terrain.</text:span></text:p>
                <text:p text:style-name="P41"><text:span text:style-name="T47">Protective</text:span><text:span text:style-name="T50">: Cover from this terrain improves Saves by 1 to a max of a 2+ Save.</text:span></text:p>
                <text:p text:style-name="P41"><text:span text:style-name="T47">Portable</text:span><text:span text:style-name="T50">: Provides Cover when <text:s/>the Operative is Connected AND it intervenes Cover lines (ignoring it’s feet). </text:span><text:span text:style-name="T50"><text:line-break/></text:span><text:span text:style-name="T50">When Connected to it Operatives can:</text:span></text:p>
                <text:p text:style-name="P41"><text:span text:style-name="T47">Move with Barricade - </text:span><text:span text:style-name="T48">1AP</text:span><text:span text:style-name="T47"><text:line-break/></text:span><text:span text:style-name="T50">Reposition -2”, no climb, drop, jump.</text:span><text:span text:style-name="T50"><text:line-break/></text:span><text:span text:style-name="T50">Treated as a Reposition action (same rules).</text:span><text:span text:style-name="T50"><text:line-break/></text:span><text:span text:style-name="T50">Remove barricade, Reposition, replace barricade.</text:span></text:p>
              </table:table-cell>
            </table:table-row>
            <table:table-row table:style-name="ro45">
              <table:table-cell table:style-name="ce46">
                <text:p text:style-name="P40"><text:span text:style-name="T45">1x Razor Wire</text:span></text:p>
                <text:p text:style-name="P40"><text:span text:style-name="T46">Exposed terrain set up wholly within your territory, on the floor, and more than 2” from other equipment terrain.</text:span><text:span text:style-name="T46"><text:line-break/></text:span><text:span text:style-name="T47">Obstructing Terrain</text:span><text:span text:style-name="T50">: Any move within 1” of this terrain costs additional 2”.</text:span></text:p>
              </table:table-cell>
            </table:table-row>
            <table:table-row table:style-name="ro46">
              <table:table-cell table:style-name="ce47">
                <text:p text:style-name="P41"><text:span text:style-name="T51">2x Utility Grenades <text:s text:c="8"/>- <text:s/>Pick any 2, 1 use per pick</text:span></text:p>
                <text:p text:style-name="P41"><text:span text:style-name="T47">Smoke Grenade - </text:span><text:span text:style-name="T48">1AP</text:span><text:span text:style-name="T52"> </text:span><text:span text:style-name="T50"><text:line-break/></text:span><text:span text:style-name="T50">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41"><text:span text:style-name="T47">Stun Grenade - </text:span><text:span text:style-name="T48">1AP</text:span><text:span text:style-name="T50"> </text:span><text:span text:style-name="T50"><text:line-break/></text:span><text:span text:style-name="T50">Select Operative within 6” and visible to this Operative. That Operative and ANY other Operatives within 1” roll D6. On a 3+ <text:s/>subtract 1APL until end of the Operatives next activation.</text:span></text:p>
              </table:table-cell>
            </table:table-row>
            <table:table-row table:style-name="ro47">
              <table:table-cell table:style-name="ce49">
                <text:p text:style-name="P43"><text:span text:style-name="T51">2x Explosive Grenades <text:s text:c="2"/>- Pick any 2, 1 use per pick</text:span></text:p>
                <text:p text:style-name="P43"><text:span text:style-name="T53">Unassigned, any Operative can use. Shooting attack.</text:span></text:p>
                <text:p text:style-name="P43"><text:span text:style-name="T54">Frag</text:span><text:span text:style-name="T47"> Grenade</text:span><text:span text:style-name="T47"><text:line-break/></text:span><text:span text:style-name="T50"> <text:s text:c="3"/>4ATK, HIT on 4+, DMG 2/4. </text:span><text:span text:style-name="T50"><text:line-break/></text:span><text:span text:style-name="T50"> <text:s text:c="3"/>Rng.6”, Blast 2”, Saturate.</text:span></text:p>
                <text:p text:style-name="P43"><text:span text:style-name="T54">Krak</text:span><text:span text:style-name="T47"> Grenade</text:span><text:span text:style-name="T50"><text:line-break/></text:span><text:span text:style-name="T50"> <text:s text:c="3"/>4ATK, HIT on 4+, DMG 4/5. </text:span><text:span text:style-name="T50"><text:line-break/></text:span><text:span text:style-name="T50"> <text:s text:c="3"/>Rng.6”, Piercing 1, Saturate.</text:span></text:p>
              </table:table-cell>
            </table:table-row>
          </table:table>
          <draw:image xlink:href="Pictures/TablePreview10.svm" xlink:type="simple" xlink:show="embed" xlink:actuate="onLoad"/>
        </draw:frame>
        <draw:frame draw:style-name="standard" draw:layer="layout" svg:width="7.132cm" svg:height="4.84cm" svg:x="13.8cm" svg:y="7.107cm">
          <table:table table:template-name="default" table:use-first-row-styles="true" table:use-banding-rows-styles="true">
            <table:table-column table:style-name="co6"/>
            <table:table-row table:style-name="ro14">
              <table:table-cell table:style-name="ce17">
                <text:p text:style-name="P16"><text:span text:style-name="T20">Cover / Obscured / Visible</text:span></text:p>
              </table:table-cell>
            </table:table-row>
            <table:table-row table:style-name="ro14">
              <table:table-cell table:style-name="ce18">
                <text:p text:style-name="P17"><text:span text:style-name="T21">In Cover – Defender can auto-retain 1 normal save</text:span></text:p>
              </table:table-cell>
            </table:table-row>
            <table:table-row table:style-name="ro15">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4">
              <table:table-cell table:style-name="ce18">
                <text:p text:style-name="P17"><text:span text:style-name="T21">Obscured – Discard 1 normal hit AND Crits become normal Hits</text:span></text:p>
              </table:table-cell>
            </table:table-row>
            <table:table-row table:style-name="ro16">
              <table:table-cell table:style-name="ce19">
                <text:p text:style-name="P18"><text:span text:style-name="T22">The Cover lines cross HEAVY terrain, at any point, further than 1” from both Operatives</text:span></text:p>
              </table:table-cell>
            </table:table-row>
            <table:table-row table:style-name="ro14">
              <table:table-cell table:style-name="ce20">
                <text:p text:style-name="P19"><text:span text:style-name="T12">Visible</text:span></text:p>
              </table:table-cell>
            </table:table-row>
            <table:table-row table:style-name="ro16">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11.svm" xlink:type="simple" xlink:show="embed" xlink:actuate="onLoad"/>
        </draw:frame>
        <draw:frame draw:style-name="standard" draw:layer="layout" svg:width="7.112cm" svg:height="6.865cm" svg:x="13.804cm" svg:y="12.045cm">
          <table:table table:template-name="default" table:use-first-row-styles="true" table:use-banding-rows-styles="true">
            <table:table-column table:style-name="co12"/>
            <table:table-row table:style-name="ro31">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2">
              <table:table-cell table:style-name="ce35">
                <text:p text:style-name="P29"><text:span text:style-name="T34">Accessible</text:span><text:span text:style-name="T23"> - Costs 1” to move through</text:span></text:p>
              </table:table-cell>
            </table:table-row>
            <table:table-row table:style-name="ro32">
              <table:table-cell table:style-name="ce35">
                <text:p text:style-name="P29"><text:span text:style-name="T34">Blocking</text:span><text:span text:style-name="T23"> - Gaps through which visibility cannot be drawn. </text:span></text:p>
              </table:table-cell>
            </table:table-row>
            <table:table-row table:style-name="ro32">
              <table:table-cell table:style-name="ce36">
                <text:p text:style-name="P30"><text:span text:style-name="T34">Exposed</text:span><text:span text:style-name="T35"> - Small terrain which offers no protection (ex: ladders)</text:span></text:p>
              </table:table-cell>
            </table:table-row>
            <table:table-row table:style-name="ro32">
              <table:table-cell table:style-name="ce36">
                <text:p text:style-name="P30"><text:span text:style-name="T34">Heavy</text:span><text:span text:style-name="T35"> - Large terrain, can obscure Operatives. </text:span></text:p>
              </table:table-cell>
            </table:table-row>
            <table:table-row table:style-name="ro32">
              <table:table-cell table:style-name="ce36">
                <text:p text:style-name="P30"><text:span text:style-name="T34">Light</text:span><text:span text:style-name="T35"> - Smaller terrain with no additional rules. </text:span></text:p>
              </table:table-cell>
            </table:table-row>
            <table:table-row table:style-name="ro33">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12.svm" xlink:type="simple" xlink:show="embed" xlink:actuate="onLoad"/>
        </draw:frame>
        <draw:frame draw:style-name="standard" draw:layer="layout" svg:width="13.421cm" svg:height="0.599cm" svg:x="7.502cm" svg:y="29.187cm">
          <table:table table:template-name="default" table:use-first-row-styles="true" table:use-banding-rows-styles="true">
            <table:table-column table:style-name="co13"/>
            <table:table-row table:style-name="ro14">
              <table:table-cell table:style-name="ce38">
                <text:p text:style-name="P32"><text:span text:style-name="T38">THE Kill Team 24 Cheat Sheet </text:span><text:span text:style-name="T39">Vers. 1.1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13.svm" xlink:type="simple" xlink:show="embed" xlink:actuate="onLoad"/>
        </draw:frame>
        <draw:frame draw:style-name="standard" draw:layer="layout" svg:width="7.372cm" svg:height="22.534cm" svg:x="0.086cm" svg:y="7.11cm">
          <table:table table:template-name="default" table:use-first-row-styles="true" table:use-banding-rows-styles="true">
            <table:table-column table:style-name="co10"/>
            <table:table-column table:style-name="co11"/>
            <table:table-row table:style-name="ro2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2">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3">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4">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3">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5">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6">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7">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6">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3">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8">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9">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5">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5">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3">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5">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7">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9">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9">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9">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30">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14.svm" xlink:type="simple" xlink:show="embed" xlink:actuate="onLoad"/>
        </draw:frame>
        <draw:frame draw:style-name="standard" draw:layer="layout" svg:width="7.11cm" svg:height="3.43cm" svg:x="13.815cm" svg:y="25.711cm">
          <table:table table:template-name="default" table:use-first-row-styles="true" table:use-banding-rows-styles="true">
            <table:table-column table:style-name="co7"/>
            <table:table-column table:style-name="co8"/>
            <table:table-column table:style-name="co9"/>
            <table:table-row table:style-name="ro17">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8">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9">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20">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15.svm" xlink:type="simple" xlink:show="embed" xlink:actuate="onLoad"/>
        </draw:frame>
        <draw:frame draw:style-name="gr2" draw:text-style-name="P15" draw:layer="layout" svg:width="0.717cm" svg:height="0.711cm" svg:x="14.225cm" svg:y="25.835cm">
          <draw:image xlink:href="Pictures/10000001000005000000050096B0EDB9016609A4.png" xlink:type="simple" xlink:show="embed" xlink:actuate="onLoad" draw:mime-type="image/png">
            <text:p/>
          </draw:image>
        </draw:frame>
        <draw:frame draw:style-name="gr2" draw:text-style-name="P15" draw:layer="layout" svg:width="0.717cm" svg:height="0.711cm" svg:x="14.226cm" svg:y="26.736cm">
          <draw:image xlink:href="Pictures/10000001000005000000050031631E27BCF37D93.png" xlink:type="simple" xlink:show="embed" xlink:actuate="onLoad" draw:mime-type="image/png">
            <text:p/>
          </draw:image>
        </draw:frame>
        <draw:frame draw:style-name="gr2" draw:text-style-name="P15" draw:layer="layout" svg:width="0.717cm" svg:height="0.711cm" svg:x="14.227cm" svg:y="27.576cm">
          <draw:image xlink:href="Pictures/100000010000057C0000057CC3B0F40FB04D236A.png" xlink:type="simple" xlink:show="embed" xlink:actuate="onLoad" draw:mime-type="image/png">
            <text:p/>
          </draw:image>
        </draw:frame>
        <draw:frame draw:style-name="gr2" draw:text-style-name="P15" draw:layer="layout" svg:width="0.716cm" svg:height="0.711cm" svg:x="14.232cm" svg:y="28.372cm">
          <draw:image xlink:href="Pictures/100000010000057C0000057CC893B3162114377F.png" xlink:type="simple" xlink:show="embed" xlink:actuate="onLoad" draw:mime-type="image/png">
            <text:p/>
          </draw:image>
        </draw:frame>
        <draw:frame draw:style-name="standard" draw:layer="layout" svg:width="7.111cm" svg:height="6.62cm" svg:x="13.812cm" svg:y="18.997cm">
          <table:table table:template-name="default" table:use-first-row-styles="true" table:use-banding-rows-styles="true">
            <table:table-column table:style-name="co14"/>
            <table:table-row table:style-name="ro34">
              <table:table-cell table:style-name="ce31">
                <text:p text:style-name="P33"><text:span text:style-name="T27">Movement</text:span></text:p>
              </table:table-cell>
            </table:table-row>
            <table:table-row table:style-name="ro1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text:span><text:span text:style-name="T29">climb.</text:span><text:span text:style-name="T29"><text:line-break/></text:span><text:span text:style-name="T29">MINIMUM climb cost of 2”. Measure vertical distance, </text:span><text:span text:style-name="T29">rounding UP to nearest 1”, and subtract from Move </text:span><text:span text:style-name="T29">stat. If you still have the necessary horizontal </text:span><text:span text:style-name="T29">Movement left then complete your Reposition. </text:span></text:p>
              </table:table-cell>
            </table:table-row>
            <table:table-row table:style-name="ro14">
              <table:table-cell table:style-name="ce39">
                <text:p text:style-name="P34"><text:span text:style-name="T41">Dropping from Terrain</text:span></text:p>
              </table:table-cell>
            </table:table-row>
            <table:table-row table:style-name="ro14">
              <table:table-cell table:style-name="ce40">
                <text:p text:style-name="P35"><text:span text:style-name="T29">When dropping, or jumping off, Ignore 2” vertical drop </text:span><text:span text:style-name="T29">PER activation (not drop). CAN drop more than once per </text:span><text:span text:style-name="T29">activation.</text:span></text:p>
              </table:table-cell>
            </table:table-row>
            <table:table-row table:style-name="ro14">
              <table:table-cell table:style-name="ce41">
                <text:p text:style-name="P36"><text:span text:style-name="T42">Jumping</text:span></text:p>
              </table:table-cell>
            </table:table-row>
            <table:table-row table:style-name="ro36">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14">
              <table:table-cell table:style-name="ce41">
                <text:p text:style-name="P36"><text:span text:style-name="T42">Control Range</text:span></text:p>
              </table:table-cell>
            </table:table-row>
            <table:table-row table:style-name="ro14">
              <table:table-cell table:style-name="ce40">
                <text:p text:style-name="P35"><text:span text:style-name="T29">Visible and within 1” of model base.</text:span></text:p>
              </table:table-cell>
            </table:table-row>
          </table:table>
          <draw:image xlink:href="Pictures/TablePreview16.svm"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9-12T22:54:22.954292794</dc:date>
    <meta:editing-duration>PT3H36M27S</meta:editing-duration>
    <meta:editing-cycles>53</meta:editing-cycles>
    <meta:generator>LibreOffice/7.3.7.2$Linux_X86_64 LibreOffice_project/30$Build-2</meta:generator>
    <meta:document-statistic meta:object-count="25"/>
  </office:meta>
</office:document-meta>
</file>